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od_door_coordin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_x</text:p>
          </table:table-cell>
          <table:table-cell office:value-type="string" calcext:value-type="string">
            <text:p>A_y</text:p>
          </table:table-cell>
          <table:table-cell office:value-type="string" calcext:value-type="string">
            <text:p>B_x</text:p>
          </table:table-cell>
          <table:table-cell office:value-type="string" calcext:value-type="string">
            <text:p>B_y</text:p>
          </table:table-cell>
          <table:table-cell office:value-type="string" calcext:value-type="string">
            <text:p>C_x</text:p>
          </table:table-cell>
          <table:table-cell office:value-type="string" calcext:value-type="string">
            <text:p>C_y</text:p>
          </table:table-cell>
          <table:table-cell office:value-type="string" calcext:value-type="string">
            <text:p>D_x</text:p>
          </table:table-cell>
          <table:table-cell office:value-type="string" calcext:value-type="string">
            <text:p>D_y</text:p>
          </table:table-cell>
          <table:table-cell office:value-type="string" calcext:value-type="string">
            <text:p>FOOD_x</text:p>
          </table:table-cell>
          <table:table-cell office:value-type="string" calcext:value-type="string">
            <text:p>FOOD_y</text:p>
          </table:table-cell>
          <table:table-cell office:value-type="string" calcext:value-type="string">
            <text:p>cmxpixel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2.00543" calcext:value-type="float">
            <text:p>62.00543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7.22064" calcext:value-type="float">
            <text:p>117.22064</text:p>
          </table:table-cell>
          <table:table-cell office:value-type="float" office:value="15.72472" calcext:value-type="float">
            <text:p>15.72472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8.11409" calcext:value-type="float">
            <text:p>118.11409</text:p>
          </table:table-cell>
          <table:table-cell office:value-type="float" office:value="127.22728" calcext:value-type="float">
            <text:p>127.22728</text:p>
          </table:table-cell>
          <table:table-cell office:value-type="float" office:value="141.34379" calcext:value-type="float">
            <text:p>141.34379</text:p>
          </table:table-cell>
          <table:table-cell office:value-type="float" office:value="26.8035" calcext:value-type="float">
            <text:p>26.803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2.89888" calcext:value-type="float">
            <text:p>62.89888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8.47147" calcext:value-type="float">
            <text:p>118.47147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73.15061" calcext:value-type="float">
            <text:p>173.15061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18.47147" calcext:value-type="float">
            <text:p>118.47147</text:p>
          </table:table-cell>
          <table:table-cell office:value-type="float" office:value="127.04859" calcext:value-type="float">
            <text:p>127.04859</text:p>
          </table:table-cell>
          <table:table-cell office:value-type="float" office:value="140.80772" calcext:value-type="float">
            <text:p>140.80772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1.82674" calcext:value-type="float">
            <text:p>61.82674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7.39933" calcext:value-type="float">
            <text:p>117.39933</text:p>
          </table:table-cell>
          <table:table-cell office:value-type="float" office:value="16.97555" calcext:value-type="float">
            <text:p>16.97555</text:p>
          </table:table-cell>
          <table:table-cell office:value-type="float" office:value="172.25716" calcext:value-type="float">
            <text:p>172.25716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40.27165" calcext:value-type="float">
            <text:p>140.27165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2.36281" calcext:value-type="float">
            <text:p>62.36281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8.47147" calcext:value-type="float">
            <text:p>118.47147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72.79323" calcext:value-type="float">
            <text:p>172.79323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40.09296" calcext:value-type="float">
            <text:p>140.09296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62.5415" calcext:value-type="float">
            <text:p>62.5415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7.57802" calcext:value-type="float">
            <text:p>117.57802</text:p>
          </table:table-cell>
          <table:table-cell office:value-type="float" office:value="17.69031" calcext:value-type="float">
            <text:p>17.69031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7.76335" calcext:value-type="float">
            <text:p>127.76335</text:p>
          </table:table-cell>
          <table:table-cell office:value-type="float" office:value="140.62903" calcext:value-type="float">
            <text:p>140.62903</text:p>
          </table:table-cell>
          <table:table-cell office:value-type="float" office:value="27.87564" calcext:value-type="float">
            <text:p>27.8756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2.36281" calcext:value-type="float">
            <text:p>62.36281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6.26079" calcext:value-type="float">
            <text:p>16.26079</text:p>
          </table:table-cell>
          <table:table-cell office:value-type="float" office:value="172.97192" calcext:value-type="float">
            <text:p>172.97192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140.62903" calcext:value-type="float">
            <text:p>140.62903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2.18412" calcext:value-type="float">
            <text:p>62.18412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6.61817" calcext:value-type="float">
            <text:p>16.61817</text:p>
          </table:table-cell>
          <table:table-cell office:value-type="float" office:value="172.43585" calcext:value-type="float">
            <text:p>172.43585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9.91427" calcext:value-type="float">
            <text:p>139.91427</text:p>
          </table:table-cell>
          <table:table-cell office:value-type="float" office:value="26.08874" calcext:value-type="float">
            <text:p>26.0887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2.00543" calcext:value-type="float">
            <text:p>62.00543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9.91427" calcext:value-type="float">
            <text:p>139.91427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62.36281" calcext:value-type="float">
            <text:p>62.36281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5.90341" calcext:value-type="float">
            <text:p>15.90341</text:p>
          </table:table-cell>
          <table:table-cell office:value-type="float" office:value="172.97192" calcext:value-type="float">
            <text:p>172.97192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40.45034" calcext:value-type="float">
            <text:p>140.45034</text:p>
          </table:table-cell>
          <table:table-cell office:value-type="float" office:value="27.33957" calcext:value-type="float">
            <text:p>27.3395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62.00543" calcext:value-type="float">
            <text:p>62.00543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72.97192" calcext:value-type="float">
            <text:p>172.97192</text:p>
          </table:table-cell>
          <table:table-cell office:value-type="float" office:value="71.83338" calcext:value-type="float">
            <text:p>71.83338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26.8699" calcext:value-type="float">
            <text:p>126.8699</text:p>
          </table:table-cell>
          <table:table-cell office:value-type="float" office:value="140.09296" calcext:value-type="float">
            <text:p>140.09296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50.39058" calcext:value-type="float">
            <text:p>50.39058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04.17627" calcext:value-type="float">
            <text:p>104.17627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0.46362" calcext:value-type="float">
            <text:p>160.46362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06.32055" calcext:value-type="float">
            <text:p>106.32055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1.46272" calcext:value-type="float">
            <text:p>51.46272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06.14186" calcext:value-type="float">
            <text:p>106.14186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1.35707" calcext:value-type="float">
            <text:p>161.35707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50.21189" calcext:value-type="float">
            <text:p>50.21189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04.53365" calcext:value-type="float">
            <text:p>104.53365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0.64231" calcext:value-type="float">
            <text:p>160.64231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06.32055" calcext:value-type="float">
            <text:p>106.32055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50.56927" calcext:value-type="float">
            <text:p>50.56927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04.89103" calcext:value-type="float">
            <text:p>104.89103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0.821" calcext:value-type="float">
            <text:p>160.821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0.56927" calcext:value-type="float">
            <text:p>50.56927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03.99758" calcext:value-type="float">
            <text:p>103.99758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60.64231" calcext:value-type="float">
            <text:p>160.64231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06.85662" calcext:value-type="float">
            <text:p>106.85662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26.8699" calcext:value-type="float">
            <text:p>126.8699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0.74796" calcext:value-type="float">
            <text:p>50.74796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05.96317" calcext:value-type="float">
            <text:p>105.96317</text:p>
          </table:table-cell>
          <table:table-cell office:value-type="float" office:value="16.97555" calcext:value-type="float">
            <text:p>16.97555</text:p>
          </table:table-cell>
          <table:table-cell office:value-type="float" office:value="162.07183" calcext:value-type="float">
            <text:p>162.07183</text:p>
          </table:table-cell>
          <table:table-cell office:value-type="float" office:value="71.83338" calcext:value-type="float">
            <text:p>71.83338</text:p>
          </table:table-cell>
          <table:table-cell office:value-type="float" office:value="106.67793" calcext:value-type="float">
            <text:p>106.67793</text:p>
          </table:table-cell>
          <table:table-cell table:number-columns-repeated="2" office:value-type="float" office:value="128.47811" calcext:value-type="float">
            <text:p>128.47811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50.74796" calcext:value-type="float">
            <text:p>50.74796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05.24841" calcext:value-type="float">
            <text:p>105.24841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61.71445" calcext:value-type="float">
            <text:p>161.71445</text:p>
          </table:table-cell>
          <table:table-cell office:value-type="float" office:value="72.19076" calcext:value-type="float">
            <text:p>72.19076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49.67582" calcext:value-type="float">
            <text:p>49.67582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04.89103" calcext:value-type="float">
            <text:p>104.89103</text:p>
          </table:table-cell>
          <table:table-cell office:value-type="float" office:value="17.869" calcext:value-type="float">
            <text:p>17.869</text:p>
          </table:table-cell>
          <table:table-cell office:value-type="float" office:value="161.35707" calcext:value-type="float">
            <text:p>161.35707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06.49924" calcext:value-type="float">
            <text:p>106.49924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28.05433" calcext:value-type="float">
            <text:p>28.0543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50.74796" calcext:value-type="float">
            <text:p>50.74796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4.35496" calcext:value-type="float">
            <text:p>104.35496</text:p>
          </table:table-cell>
          <table:table-cell office:value-type="float" office:value="16.79686" calcext:value-type="float">
            <text:p>16.79686</text:p>
          </table:table-cell>
          <table:table-cell office:value-type="float" office:value="161.89314" calcext:value-type="float">
            <text:p>161.89314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06.49924" calcext:value-type="float">
            <text:p>106.49924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28.05433" calcext:value-type="float">
            <text:p>28.0543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49.85451" calcext:value-type="float">
            <text:p>49.85451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04.35496" calcext:value-type="float">
            <text:p>104.35496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59.74886" calcext:value-type="float">
            <text:p>159.74886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04.89103" calcext:value-type="float">
            <text:p>104.89103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29.84123" calcext:value-type="float">
            <text:p>29.8412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0.56927" calcext:value-type="float">
            <text:p>50.56927</text:p>
          </table:table-cell>
          <table:table-cell office:value-type="float" office:value="75.58587" calcext:value-type="float">
            <text:p>75.58587</text:p>
          </table:table-cell>
          <table:table-cell office:value-type="float" office:value="105.24841" calcext:value-type="float">
            <text:p>105.24841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60.28493" calcext:value-type="float">
            <text:p>160.28493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05.06972" calcext:value-type="float">
            <text:p>105.06972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27.76335" calcext:value-type="float">
            <text:p>127.76335</text:p>
          </table:table-cell>
          <table:table-cell office:value-type="float" office:value="31.27075" calcext:value-type="float">
            <text:p>31.2707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49.67582" calcext:value-type="float">
            <text:p>49.67582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04.35496" calcext:value-type="float">
            <text:p>104.35496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59.39148" calcext:value-type="float">
            <text:p>159.39148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04.89103" calcext:value-type="float">
            <text:p>104.89103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30.91337" calcext:value-type="float">
            <text:p>30.9133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49.85451" calcext:value-type="float">
            <text:p>49.85451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05.60579" calcext:value-type="float">
            <text:p>105.60579</text:p>
          </table:table-cell>
          <table:table-cell office:value-type="float" office:value="19.47721" calcext:value-type="float">
            <text:p>19.47721</text:p>
          </table:table-cell>
          <table:table-cell office:value-type="float" office:value="159.74886" calcext:value-type="float">
            <text:p>159.74886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4.89103" calcext:value-type="float">
            <text:p>104.89103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30.19861" calcext:value-type="float">
            <text:p>30.1986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0.39058" calcext:value-type="float">
            <text:p>50.39058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6.49924" calcext:value-type="float">
            <text:p>106.49924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60.28493" calcext:value-type="float">
            <text:p>160.28493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05.06972" calcext:value-type="float">
            <text:p>105.06972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31.98551" calcext:value-type="float">
            <text:p>31.9855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0.56927" calcext:value-type="float">
            <text:p>50.56927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05.78448" calcext:value-type="float">
            <text:p>105.78448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60.28493" calcext:value-type="float">
            <text:p>160.28493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5.06972" calcext:value-type="float">
            <text:p>105.06972</text:p>
          </table:table-cell>
          <table:table-cell office:value-type="float" office:value="129.72894" calcext:value-type="float">
            <text:p>129.72894</text:p>
          </table:table-cell>
          <table:table-cell office:value-type="float" office:value="127.76335" calcext:value-type="float">
            <text:p>127.76335</text:p>
          </table:table-cell>
          <table:table-cell office:value-type="float" office:value="31.27075" calcext:value-type="float">
            <text:p>31.2707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6.83006" calcext:value-type="float">
            <text:p>66.83006</text:p>
          </table:table-cell>
          <table:table-cell office:value-type="float" office:value="77.55146" calcext:value-type="float">
            <text:p>77.55146</text:p>
          </table:table-cell>
          <table:table-cell office:value-type="float" office:value="114.00422" calcext:value-type="float">
            <text:p>114.00422</text:p>
          </table:table-cell>
          <table:table-cell office:value-type="float" office:value="29.12647" calcext:value-type="float">
            <text:p>29.12647</text:p>
          </table:table-cell>
          <table:table-cell office:value-type="float" office:value="161.53576" calcext:value-type="float">
            <text:p>161.53576</text:p>
          </table:table-cell>
          <table:table-cell office:value-type="float" office:value="76.12194" calcext:value-type="float">
            <text:p>76.12194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35.44702" calcext:value-type="float">
            <text:p>135.44702</text:p>
          </table:table-cell>
          <table:table-cell office:value-type="float" office:value="36.09538" calcext:value-type="float">
            <text:p>36.0953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49.49713" calcext:value-type="float">
            <text:p>49.49713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03.28282" calcext:value-type="float">
            <text:p>103.28282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59.57017" calcext:value-type="float">
            <text:p>159.57017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04.17627" calcext:value-type="float">
            <text:p>104.17627</text:p>
          </table:table-cell>
          <table:table-cell office:value-type="float" office:value="129.55025" calcext:value-type="float">
            <text:p>129.55025</text:p>
          </table:table-cell>
          <table:table-cell office:value-type="float" office:value="125.97645" calcext:value-type="float">
            <text:p>125.97645</text:p>
          </table:table-cell>
          <table:table-cell office:value-type="float" office:value="30.91337" calcext:value-type="float">
            <text:p>30.9133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49.31844" calcext:value-type="float">
            <text:p>49.31844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04.53365" calcext:value-type="float">
            <text:p>104.53365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159.57017" calcext:value-type="float">
            <text:p>159.57017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4.35496" calcext:value-type="float">
            <text:p>104.35496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26.33383" calcext:value-type="float">
            <text:p>126.33383</text:p>
          </table:table-cell>
          <table:table-cell office:value-type="float" office:value="31.80682" calcext:value-type="float">
            <text:p>31.8068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50.21189" calcext:value-type="float">
            <text:p>50.21189</text:p>
          </table:table-cell>
          <table:table-cell office:value-type="float" office:value="75.22849" calcext:value-type="float">
            <text:p>75.22849</text:p>
          </table:table-cell>
          <table:table-cell office:value-type="float" office:value="105.24841" calcext:value-type="float">
            <text:p>105.24841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60.46362" calcext:value-type="float">
            <text:p>160.46362</text:p>
          </table:table-cell>
          <table:table-cell office:value-type="float" office:value="75.94325" calcext:value-type="float">
            <text:p>75.94325</text:p>
          </table:table-cell>
          <table:table-cell office:value-type="float" office:value="104.53365" calcext:value-type="float">
            <text:p>104.53365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31.44944" calcext:value-type="float">
            <text:p>31.4494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76.67806" calcext:value-type="float">
            <text:p>76.67806</text:p>
          </table:table-cell>
          <table:table-cell office:value-type="float" office:value="90.770244" calcext:value-type="float">
            <text:p>90.770244</text:p>
          </table:table-cell>
          <table:table-cell office:value-type="float" office:value="132.010606" calcext:value-type="float">
            <text:p>132.010606</text:p>
          </table:table-cell>
          <table:table-cell office:value-type="float" office:value="33.779794" calcext:value-type="float">
            <text:p>33.779794</text:p>
          </table:table-cell>
          <table:table-cell office:value-type="float" office:value="187.135914" calcext:value-type="float">
            <text:p>187.135914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32.63232" calcext:value-type="float">
            <text:p>132.63232</text:p>
          </table:table-cell>
          <table:table-cell office:value-type="float" office:value="144.03041" calcext:value-type="float">
            <text:p>144.03041</text:p>
          </table:table-cell>
          <table:table-cell office:value-type="float" office:value="156.46469" calcext:value-type="float">
            <text:p>156.46469</text:p>
          </table:table-cell>
          <table:table-cell office:value-type="float" office:value="43.934456" calcext:value-type="float">
            <text:p>43.93445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77.71425" calcext:value-type="float">
            <text:p>77.71425</text:p>
          </table:table-cell>
          <table:table-cell office:value-type="float" office:value="89.941292" calcext:value-type="float">
            <text:p>89.941292</text:p>
          </table:table-cell>
          <table:table-cell office:value-type="float" office:value="133.046796" calcext:value-type="float">
            <text:p>133.046796</text:p>
          </table:table-cell>
          <table:table-cell office:value-type="float" office:value="33.572556" calcext:value-type="float">
            <text:p>33.572556</text:p>
          </table:table-cell>
          <table:table-cell office:value-type="float" office:value="187.964866" calcext:value-type="float">
            <text:p>187.964866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32.839558" calcext:value-type="float">
            <text:p>132.839558</text:p>
          </table:table-cell>
          <table:table-cell office:value-type="float" office:value="144.03041" calcext:value-type="float">
            <text:p>144.03041</text:p>
          </table:table-cell>
          <table:table-cell office:value-type="float" office:value="156.671928" calcext:value-type="float">
            <text:p>156.671928</text:p>
          </table:table-cell>
          <table:table-cell office:value-type="float" office:value="44.970646" calcext:value-type="float">
            <text:p>44.97064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77.092536" calcext:value-type="float">
            <text:p>77.092536</text:p>
          </table:table-cell>
          <table:table-cell office:value-type="float" office:value="89.734054" calcext:value-type="float">
            <text:p>89.734054</text:p>
          </table:table-cell>
          <table:table-cell office:value-type="float" office:value="131.59613" calcext:value-type="float">
            <text:p>131.59613</text:p>
          </table:table-cell>
          <table:table-cell office:value-type="float" office:value="33.779794" calcext:value-type="float">
            <text:p>33.779794</text:p>
          </table:table-cell>
          <table:table-cell office:value-type="float" office:value="186.928676" calcext:value-type="float">
            <text:p>186.928676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32.217844" calcext:value-type="float">
            <text:p>132.217844</text:p>
          </table:table-cell>
          <table:table-cell office:value-type="float" office:value="142.579744" calcext:value-type="float">
            <text:p>142.579744</text:p>
          </table:table-cell>
          <table:table-cell office:value-type="float" office:value="157.50088" calcext:value-type="float">
            <text:p>157.50088</text:p>
          </table:table-cell>
          <table:table-cell office:value-type="float" office:value="43.934456" calcext:value-type="float">
            <text:p>43.93445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77.299774" calcext:value-type="float">
            <text:p>77.299774</text:p>
          </table:table-cell>
          <table:table-cell office:value-type="float" office:value="90.14853" calcext:value-type="float">
            <text:p>90.14853</text:p>
          </table:table-cell>
          <table:table-cell office:value-type="float" office:value="133.461272" calcext:value-type="float">
            <text:p>133.461272</text:p>
          </table:table-cell>
          <table:table-cell office:value-type="float" office:value="33.15808" calcext:value-type="float">
            <text:p>33.15808</text:p>
          </table:table-cell>
          <table:table-cell office:value-type="float" office:value="187.964866" calcext:value-type="float">
            <text:p>187.964866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33.046796" calcext:value-type="float">
            <text:p>133.046796</text:p>
          </table:table-cell>
          <table:table-cell office:value-type="float" office:value="143.408696" calcext:value-type="float">
            <text:p>143.408696</text:p>
          </table:table-cell>
          <table:table-cell office:value-type="float" office:value="156.671928" calcext:value-type="float">
            <text:p>156.671928</text:p>
          </table:table-cell>
          <table:table-cell office:value-type="float" office:value="43.51998" calcext:value-type="float">
            <text:p>43.51998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78.128726" calcext:value-type="float">
            <text:p>78.128726</text:p>
          </table:table-cell>
          <table:table-cell office:value-type="float" office:value="89.734054" calcext:value-type="float">
            <text:p>89.734054</text:p>
          </table:table-cell>
          <table:table-cell office:value-type="float" office:value="132.010606" calcext:value-type="float">
            <text:p>132.010606</text:p>
          </table:table-cell>
          <table:table-cell office:value-type="float" office:value="33.779794" calcext:value-type="float">
            <text:p>33.779794</text:p>
          </table:table-cell>
          <table:table-cell office:value-type="float" office:value="188.379342" calcext:value-type="float">
            <text:p>188.379342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33.66851" calcext:value-type="float">
            <text:p>133.66851</text:p>
          </table:table-cell>
          <table:table-cell office:value-type="float" office:value="143.408696" calcext:value-type="float">
            <text:p>143.408696</text:p>
          </table:table-cell>
          <table:table-cell office:value-type="float" office:value="156.050214" calcext:value-type="float">
            <text:p>156.050214</text:p>
          </table:table-cell>
          <table:table-cell office:value-type="float" office:value="44.55617" calcext:value-type="float">
            <text:p>44.55617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78.128726" calcext:value-type="float">
            <text:p>78.128726</text:p>
          </table:table-cell>
          <table:table-cell office:value-type="float" office:value="89.941292" calcext:value-type="float">
            <text:p>89.941292</text:p>
          </table:table-cell>
          <table:table-cell office:value-type="float" office:value="133.461272" calcext:value-type="float">
            <text:p>133.461272</text:p>
          </table:table-cell>
          <table:table-cell office:value-type="float" office:value="33.365318" calcext:value-type="float">
            <text:p>33.365318</text:p>
          </table:table-cell>
          <table:table-cell office:value-type="float" office:value="188.379342" calcext:value-type="float">
            <text:p>188.379342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33.254034" calcext:value-type="float">
            <text:p>133.254034</text:p>
          </table:table-cell>
          <table:table-cell office:value-type="float" office:value="143.408696" calcext:value-type="float">
            <text:p>143.408696</text:p>
          </table:table-cell>
          <table:table-cell office:value-type="float" office:value="157.915356" calcext:value-type="float">
            <text:p>157.915356</text:p>
          </table:table-cell>
          <table:table-cell office:value-type="float" office:value="45.59236" calcext:value-type="float">
            <text:p>45.5923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78.128726" calcext:value-type="float">
            <text:p>78.128726</text:p>
          </table:table-cell>
          <table:table-cell office:value-type="float" office:value="89.319578" calcext:value-type="float">
            <text:p>89.319578</text:p>
          </table:table-cell>
          <table:table-cell office:value-type="float" office:value="132.217844" calcext:value-type="float">
            <text:p>132.217844</text:p>
          </table:table-cell>
          <table:table-cell office:value-type="float" office:value="33.779794" calcext:value-type="float">
            <text:p>33.779794</text:p>
          </table:table-cell>
          <table:table-cell office:value-type="float" office:value="187.343152" calcext:value-type="float">
            <text:p>187.343152</text:p>
          </table:table-cell>
          <table:table-cell office:value-type="float" office:value="88.283388" calcext:value-type="float">
            <text:p>88.283388</text:p>
          </table:table-cell>
          <table:table-cell office:value-type="float" office:value="133.66851" calcext:value-type="float">
            <text:p>133.66851</text:p>
          </table:table-cell>
          <table:table-cell office:value-type="float" office:value="142.579744" calcext:value-type="float">
            <text:p>142.579744</text:p>
          </table:table-cell>
          <table:table-cell office:value-type="float" office:value="155.4285" calcext:value-type="float">
            <text:p>155.4285</text:p>
          </table:table-cell>
          <table:table-cell office:value-type="float" office:value="42.069314" calcext:value-type="float">
            <text:p>42.069314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78.335964" calcext:value-type="float">
            <text:p>78.335964</text:p>
          </table:table-cell>
          <table:table-cell office:value-type="float" office:value="89.734054" calcext:value-type="float">
            <text:p>89.734054</text:p>
          </table:table-cell>
          <table:table-cell office:value-type="float" office:value="133.046796" calcext:value-type="float">
            <text:p>133.046796</text:p>
          </table:table-cell>
          <table:table-cell office:value-type="float" office:value="33.779794" calcext:value-type="float">
            <text:p>33.779794</text:p>
          </table:table-cell>
          <table:table-cell office:value-type="float" office:value="188.379342" calcext:value-type="float">
            <text:p>188.379342</text:p>
          </table:table-cell>
          <table:table-cell office:value-type="float" office:value="88.490626" calcext:value-type="float">
            <text:p>88.490626</text:p>
          </table:table-cell>
          <table:table-cell office:value-type="float" office:value="134.082986" calcext:value-type="float">
            <text:p>134.082986</text:p>
          </table:table-cell>
          <table:table-cell office:value-type="float" office:value="143.408696" calcext:value-type="float">
            <text:p>143.408696</text:p>
          </table:table-cell>
          <table:table-cell office:value-type="float" office:value="156.671928" calcext:value-type="float">
            <text:p>156.671928</text:p>
          </table:table-cell>
          <table:table-cell office:value-type="float" office:value="44.55617" calcext:value-type="float">
            <text:p>44.55617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77.507012" calcext:value-type="float">
            <text:p>77.507012</text:p>
          </table:table-cell>
          <table:table-cell office:value-type="float" office:value="89.11234" calcext:value-type="float">
            <text:p>89.11234</text:p>
          </table:table-cell>
          <table:table-cell office:value-type="float" office:value="131.803368" calcext:value-type="float">
            <text:p>131.803368</text:p>
          </table:table-cell>
          <table:table-cell office:value-type="float" office:value="33.15808" calcext:value-type="float">
            <text:p>33.15808</text:p>
          </table:table-cell>
          <table:table-cell office:value-type="float" office:value="186.928676" calcext:value-type="float">
            <text:p>186.928676</text:p>
          </table:table-cell>
          <table:table-cell office:value-type="float" office:value="89.526816" calcext:value-type="float">
            <text:p>89.526816</text:p>
          </table:table-cell>
          <table:table-cell office:value-type="float" office:value="134.290224" calcext:value-type="float">
            <text:p>134.290224</text:p>
          </table:table-cell>
          <table:table-cell office:value-type="float" office:value="142.165268" calcext:value-type="float">
            <text:p>142.165268</text:p>
          </table:table-cell>
          <table:table-cell office:value-type="float" office:value="157.915356" calcext:value-type="float">
            <text:p>157.915356</text:p>
          </table:table-cell>
          <table:table-cell office:value-type="float" office:value="42.069314" calcext:value-type="float">
            <text:p>42.069314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78.128726" calcext:value-type="float">
            <text:p>78.128726</text:p>
          </table:table-cell>
          <table:table-cell office:value-type="float" office:value="89.941292" calcext:value-type="float">
            <text:p>89.941292</text:p>
          </table:table-cell>
          <table:table-cell office:value-type="float" office:value="133.66851" calcext:value-type="float">
            <text:p>133.66851</text:p>
          </table:table-cell>
          <table:table-cell office:value-type="float" office:value="33.365318" calcext:value-type="float">
            <text:p>33.365318</text:p>
          </table:table-cell>
          <table:table-cell office:value-type="float" office:value="188.58658" calcext:value-type="float">
            <text:p>188.58658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34.082986" calcext:value-type="float">
            <text:p>134.082986</text:p>
          </table:table-cell>
          <table:table-cell office:value-type="float" office:value="143.823172" calcext:value-type="float">
            <text:p>143.823172</text:p>
          </table:table-cell>
          <table:table-cell office:value-type="float" office:value="157.708118" calcext:value-type="float">
            <text:p>157.708118</text:p>
          </table:table-cell>
          <table:table-cell office:value-type="float" office:value="42.276552" calcext:value-type="float">
            <text:p>42.276552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58.25294" calcext:value-type="float">
            <text:p>58.25294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13.46815" calcext:value-type="float">
            <text:p>113.46815</text:p>
          </table:table-cell>
          <table:table-cell office:value-type="float" office:value="17.69031" calcext:value-type="float">
            <text:p>17.69031</text:p>
          </table:table-cell>
          <table:table-cell office:value-type="float" office:value="169.21943" calcext:value-type="float">
            <text:p>169.21943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5.07636" calcext:value-type="float">
            <text:p>115.07636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36.87654" calcext:value-type="float">
            <text:p>136.87654</text:p>
          </table:table-cell>
          <table:table-cell office:value-type="float" office:value="28.5904" calcext:value-type="float">
            <text:p>28.590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9.32508" calcext:value-type="float">
            <text:p>59.32508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14.89767" calcext:value-type="float">
            <text:p>114.89767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9.04074" calcext:value-type="float">
            <text:p>169.04074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5.07636" calcext:value-type="float">
            <text:p>115.07636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38.12737" calcext:value-type="float">
            <text:p>138.12737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58.9677" calcext:value-type="float">
            <text:p>58.9677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13.28946" calcext:value-type="float">
            <text:p>113.28946</text:p>
          </table:table-cell>
          <table:table-cell office:value-type="float" office:value="18.04769" calcext:value-type="float">
            <text:p>18.04769</text:p>
          </table:table-cell>
          <table:table-cell office:value-type="float" office:value="168.86205" calcext:value-type="float">
            <text:p>168.86205</text:p>
          </table:table-cell>
          <table:table-cell office:value-type="float" office:value="73.62028" calcext:value-type="float">
            <text:p>73.62028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39.3782" calcext:value-type="float">
            <text:p>139.3782</text:p>
          </table:table-cell>
          <table:table-cell office:value-type="float" office:value="29.30516" calcext:value-type="float">
            <text:p>29.3051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58.9677" calcext:value-type="float">
            <text:p>58.9677</text:p>
          </table:table-cell>
          <table:table-cell office:value-type="float" office:value="73.97766" calcext:value-type="float">
            <text:p>73.97766</text:p>
          </table:table-cell>
          <table:table-cell office:value-type="float" office:value="114.00422" calcext:value-type="float">
            <text:p>114.00422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9.21943" calcext:value-type="float">
            <text:p>169.21943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4.89767" calcext:value-type="float">
            <text:p>114.89767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6.69785" calcext:value-type="float">
            <text:p>136.69785</text:p>
          </table:table-cell>
          <table:table-cell office:value-type="float" office:value="28.76909" calcext:value-type="float">
            <text:p>28.7690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9.32508" calcext:value-type="float">
            <text:p>59.32508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4.3616" calcext:value-type="float">
            <text:p>114.3616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69.57681" calcext:value-type="float">
            <text:p>169.57681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5.43374" calcext:value-type="float">
            <text:p>115.43374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39.19951" calcext:value-type="float">
            <text:p>139.19951</text:p>
          </table:table-cell>
          <table:table-cell office:value-type="float" office:value="25.55267" calcext:value-type="float">
            <text:p>25.5526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9.50377" calcext:value-type="float">
            <text:p>59.50377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4.3616" calcext:value-type="float">
            <text:p>114.3616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9.93419" calcext:value-type="float">
            <text:p>169.93419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39.91427" calcext:value-type="float">
            <text:p>139.91427</text:p>
          </table:table-cell>
          <table:table-cell office:value-type="float" office:value="27.33957" calcext:value-type="float">
            <text:p>27.3395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59.14639" calcext:value-type="float">
            <text:p>59.14639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3.82553" calcext:value-type="float">
            <text:p>113.82553</text:p>
          </table:table-cell>
          <table:table-cell office:value-type="float" office:value="17.869" calcext:value-type="float">
            <text:p>17.869</text:p>
          </table:table-cell>
          <table:table-cell office:value-type="float" office:value="169.39812" calcext:value-type="float">
            <text:p>169.39812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8.30606" calcext:value-type="float">
            <text:p>138.30606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58.78901" calcext:value-type="float">
            <text:p>58.78901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14.00422" calcext:value-type="float">
            <text:p>114.00422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69.04074" calcext:value-type="float">
            <text:p>169.04074</text:p>
          </table:table-cell>
          <table:table-cell office:value-type="float" office:value="73.62028" calcext:value-type="float">
            <text:p>73.62028</text:p>
          </table:table-cell>
          <table:table-cell office:value-type="float" office:value="114.54029" calcext:value-type="float">
            <text:p>114.54029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138.66344" calcext:value-type="float">
            <text:p>138.66344</text:p>
          </table:table-cell>
          <table:table-cell office:value-type="float" office:value="28.76909" calcext:value-type="float">
            <text:p>28.7690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59.14639" calcext:value-type="float">
            <text:p>59.14639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3.28946" calcext:value-type="float">
            <text:p>113.28946</text:p>
          </table:table-cell>
          <table:table-cell office:value-type="float" office:value="18.04769" calcext:value-type="float">
            <text:p>18.04769</text:p>
          </table:table-cell>
          <table:table-cell office:value-type="float" office:value="169.21943" calcext:value-type="float">
            <text:p>169.21943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5.07636" calcext:value-type="float">
            <text:p>115.07636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36.16178" calcext:value-type="float">
            <text:p>136.16178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59.32508" calcext:value-type="float">
            <text:p>59.32508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14.54029" calcext:value-type="float">
            <text:p>114.54029</text:p>
          </table:table-cell>
          <table:table-cell office:value-type="float" office:value="18.40507" calcext:value-type="float">
            <text:p>18.40507</text:p>
          </table:table-cell>
          <table:table-cell office:value-type="float" office:value="169.7555" calcext:value-type="float">
            <text:p>169.7555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41.34379" calcext:value-type="float">
            <text:p>141.34379</text:p>
          </table:table-cell>
          <table:table-cell office:value-type="float" office:value="26.44612" calcext:value-type="float">
            <text:p>26.4461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3.07757" calcext:value-type="float">
            <text:p>63.07757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17.9354" calcext:value-type="float">
            <text:p>117.9354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71.89978" calcext:value-type="float">
            <text:p>171.89978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8.11409" calcext:value-type="float">
            <text:p>118.11409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142.59462" calcext:value-type="float">
            <text:p>142.59462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3.25626" calcext:value-type="float">
            <text:p>63.25626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9.00754" calcext:value-type="float">
            <text:p>119.00754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172.79323" calcext:value-type="float">
            <text:p>172.79323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43.13069" calcext:value-type="float">
            <text:p>143.13069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2.36281" calcext:value-type="float">
            <text:p>62.36281</text:p>
          </table:table-cell>
          <table:table-cell office:value-type="float" office:value="73.97766" calcext:value-type="float">
            <text:p>73.97766</text:p>
          </table:table-cell>
          <table:table-cell office:value-type="float" office:value="117.9354" calcext:value-type="float">
            <text:p>117.9354</text:p>
          </table:table-cell>
          <table:table-cell office:value-type="float" office:value="18.40507" calcext:value-type="float">
            <text:p>18.40507</text:p>
          </table:table-cell>
          <table:table-cell office:value-type="float" office:value="171.89978" calcext:value-type="float">
            <text:p>171.89978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18.47147" calcext:value-type="float">
            <text:p>118.47147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42.05855" calcext:value-type="float">
            <text:p>142.05855</text:p>
          </table:table-cell>
          <table:table-cell office:value-type="float" office:value="30.55599" calcext:value-type="float">
            <text:p>30.5559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2.72019" calcext:value-type="float">
            <text:p>62.72019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72.43585" calcext:value-type="float">
            <text:p>172.43585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39.55689" calcext:value-type="float">
            <text:p>139.55689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62.89888" calcext:value-type="float">
            <text:p>62.89888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18.11409" calcext:value-type="float">
            <text:p>118.11409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2.79323" calcext:value-type="float">
            <text:p>172.79323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8.29278" calcext:value-type="float">
            <text:p>118.29278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40.45034" calcext:value-type="float">
            <text:p>140.45034</text:p>
          </table:table-cell>
          <table:table-cell office:value-type="float" office:value="30.3773" calcext:value-type="float">
            <text:p>30.377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2.89888" calcext:value-type="float">
            <text:p>62.89888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8.76245" calcext:value-type="float">
            <text:p>18.76245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42.952" calcext:value-type="float">
            <text:p>142.952</text:p>
          </table:table-cell>
          <table:table-cell office:value-type="float" office:value="30.55599" calcext:value-type="float">
            <text:p>30.5559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3.07757" calcext:value-type="float">
            <text:p>63.07757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19.36492" calcext:value-type="float">
            <text:p>119.36492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72.79323" calcext:value-type="float">
            <text:p>172.79323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18.11409" calcext:value-type="float">
            <text:p>118.11409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40.62903" calcext:value-type="float">
            <text:p>140.62903</text:p>
          </table:table-cell>
          <table:table-cell office:value-type="float" office:value="29.30516" calcext:value-type="float">
            <text:p>29.3051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3.07757" calcext:value-type="float">
            <text:p>63.07757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8.11409" calcext:value-type="float">
            <text:p>118.11409</text:p>
          </table:table-cell>
          <table:table-cell office:value-type="float" office:value="19.11983" calcext:value-type="float">
            <text:p>19.11983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39.55689" calcext:value-type="float">
            <text:p>139.55689</text:p>
          </table:table-cell>
          <table:table-cell office:value-type="float" office:value="29.12647" calcext:value-type="float">
            <text:p>29.1264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63.07757" calcext:value-type="float">
            <text:p>63.07757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9.00754" calcext:value-type="float">
            <text:p>119.00754</text:p>
          </table:table-cell>
          <table:table-cell office:value-type="float" office:value="18.76245" calcext:value-type="float">
            <text:p>18.76245</text:p>
          </table:table-cell>
          <table:table-cell office:value-type="float" office:value="172.61454" calcext:value-type="float">
            <text:p>172.61454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7.9354" calcext:value-type="float">
            <text:p>117.9354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39.91427" calcext:value-type="float">
            <text:p>139.91427</text:p>
          </table:table-cell>
          <table:table-cell office:value-type="float" office:value="28.5904" calcext:value-type="float">
            <text:p>28.590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63.07757" calcext:value-type="float">
            <text:p>63.07757</text:p>
          </table:table-cell>
          <table:table-cell office:value-type="float" office:value="74.33504" calcext:value-type="float">
            <text:p>74.33504</text:p>
          </table:table-cell>
          <table:table-cell office:value-type="float" office:value="118.65016" calcext:value-type="float">
            <text:p>118.65016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72.43585" calcext:value-type="float">
            <text:p>172.43585</text:p>
          </table:table-cell>
          <table:table-cell office:value-type="float" office:value="73.97766" calcext:value-type="float">
            <text:p>73.97766</text:p>
          </table:table-cell>
          <table:table-cell office:value-type="float" office:value="118.47147" calcext:value-type="float">
            <text:p>118.47147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40.80772" calcext:value-type="float">
            <text:p>140.80772</text:p>
          </table:table-cell>
          <table:table-cell office:value-type="float" office:value="26.8035" calcext:value-type="float">
            <text:p>26.803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57.53818" calcext:value-type="float">
            <text:p>57.53818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2.39601" calcext:value-type="float">
            <text:p>112.39601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66.89646" calcext:value-type="float">
            <text:p>166.89646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3.11077" calcext:value-type="float">
            <text:p>113.11077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6.51916" calcext:value-type="float">
            <text:p>136.51916</text:p>
          </table:table-cell>
          <table:table-cell office:value-type="float" office:value="26.8035" calcext:value-type="float">
            <text:p>26.803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8.25294" calcext:value-type="float">
            <text:p>58.25294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3.82553" calcext:value-type="float">
            <text:p>113.82553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7.78991" calcext:value-type="float">
            <text:p>167.78991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3.28946" calcext:value-type="float">
            <text:p>113.28946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135.8044" calcext:value-type="float">
            <text:p>135.8044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57.53818" calcext:value-type="float">
            <text:p>57.53818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2.39601" calcext:value-type="float">
            <text:p>112.39601</text:p>
          </table:table-cell>
          <table:table-cell office:value-type="float" office:value="17.69031" calcext:value-type="float">
            <text:p>17.69031</text:p>
          </table:table-cell>
          <table:table-cell office:value-type="float" office:value="167.25384" calcext:value-type="float">
            <text:p>167.25384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27.22728" calcext:value-type="float">
            <text:p>127.22728</text:p>
          </table:table-cell>
          <table:table-cell office:value-type="float" office:value="134.91095" calcext:value-type="float">
            <text:p>134.91095</text:p>
          </table:table-cell>
          <table:table-cell office:value-type="float" office:value="27.87564" calcext:value-type="float">
            <text:p>27.8756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58.07425" calcext:value-type="float">
            <text:p>58.07425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3.11077" calcext:value-type="float">
            <text:p>113.11077</text:p>
          </table:table-cell>
          <table:table-cell office:value-type="float" office:value="17.33293" calcext:value-type="float">
            <text:p>17.33293</text:p>
          </table:table-cell>
          <table:table-cell office:value-type="float" office:value="167.07515" calcext:value-type="float">
            <text:p>167.07515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26.51252" calcext:value-type="float">
            <text:p>126.51252</text:p>
          </table:table-cell>
          <table:table-cell office:value-type="float" office:value="136.87654" calcext:value-type="float">
            <text:p>136.87654</text:p>
          </table:table-cell>
          <table:table-cell office:value-type="float" office:value="27.16088" calcext:value-type="float">
            <text:p>27.1608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7.53818" calcext:value-type="float">
            <text:p>57.53818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1.50256" calcext:value-type="float">
            <text:p>111.50256</text:p>
          </table:table-cell>
          <table:table-cell office:value-type="float" office:value="17.69031" calcext:value-type="float">
            <text:p>17.69031</text:p>
          </table:table-cell>
          <table:table-cell office:value-type="float" office:value="167.25384" calcext:value-type="float">
            <text:p>167.25384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3.46815" calcext:value-type="float">
            <text:p>113.46815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7.05523" calcext:value-type="float">
            <text:p>137.05523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7.89556" calcext:value-type="float">
            <text:p>57.89556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4.18291" calcext:value-type="float">
            <text:p>114.18291</text:p>
          </table:table-cell>
          <table:table-cell office:value-type="float" office:value="17.33293" calcext:value-type="float">
            <text:p>17.33293</text:p>
          </table:table-cell>
          <table:table-cell office:value-type="float" office:value="167.43253" calcext:value-type="float">
            <text:p>167.43253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3.46815" calcext:value-type="float">
            <text:p>113.46815</text:p>
          </table:table-cell>
          <table:table-cell office:value-type="float" office:value="126.51252" calcext:value-type="float">
            <text:p>126.51252</text:p>
          </table:table-cell>
          <table:table-cell office:value-type="float" office:value="136.34047" calcext:value-type="float">
            <text:p>136.34047</text:p>
          </table:table-cell>
          <table:table-cell office:value-type="float" office:value="26.26743" calcext:value-type="float">
            <text:p>26.2674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57.71687" calcext:value-type="float">
            <text:p>57.71687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12.39601" calcext:value-type="float">
            <text:p>112.39601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67.25384" calcext:value-type="float">
            <text:p>167.25384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3.28946" calcext:value-type="float">
            <text:p>113.28946</text:p>
          </table:table-cell>
          <table:table-cell office:value-type="float" office:value="126.8699" calcext:value-type="float">
            <text:p>126.8699</text:p>
          </table:table-cell>
          <table:table-cell office:value-type="float" office:value="136.69785" calcext:value-type="float">
            <text:p>136.69785</text:p>
          </table:table-cell>
          <table:table-cell office:value-type="float" office:value="27.87564" calcext:value-type="float">
            <text:p>27.8756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57.35949" calcext:value-type="float">
            <text:p>57.35949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3.82553" calcext:value-type="float">
            <text:p>113.82553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7.07515" calcext:value-type="float">
            <text:p>167.07515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27.22728" calcext:value-type="float">
            <text:p>127.22728</text:p>
          </table:table-cell>
          <table:table-cell office:value-type="float" office:value="135.8044" calcext:value-type="float">
            <text:p>135.8044</text:p>
          </table:table-cell>
          <table:table-cell office:value-type="float" office:value="26.44612" calcext:value-type="float">
            <text:p>26.4461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57.53818" calcext:value-type="float">
            <text:p>57.53818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7.51162" calcext:value-type="float">
            <text:p>17.51162</text:p>
          </table:table-cell>
          <table:table-cell office:value-type="float" office:value="167.07515" calcext:value-type="float">
            <text:p>167.07515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3.11077" calcext:value-type="float">
            <text:p>113.11077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7.5913" calcext:value-type="float">
            <text:p>137.5913</text:p>
          </table:table-cell>
          <table:table-cell office:value-type="float" office:value="26.44612" calcext:value-type="float">
            <text:p>26.4461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2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57.71687" calcext:value-type="float">
            <text:p>57.71687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3.82553" calcext:value-type="float">
            <text:p>113.82553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67.25384" calcext:value-type="float">
            <text:p>167.25384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3.46815" calcext:value-type="float">
            <text:p>113.46815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5.98309" calcext:value-type="float">
            <text:p>135.98309</text:p>
          </table:table-cell>
          <table:table-cell office:value-type="float" office:value="26.26743" calcext:value-type="float">
            <text:p>26.2674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1.11198" calcext:value-type="float">
            <text:p>61.11198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5.61243" calcext:value-type="float">
            <text:p>115.61243</text:p>
          </table:table-cell>
          <table:table-cell office:value-type="float" office:value="16.61817" calcext:value-type="float">
            <text:p>16.61817</text:p>
          </table:table-cell>
          <table:table-cell office:value-type="float" office:value="171.18502" calcext:value-type="float">
            <text:p>171.18502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16.50588" calcext:value-type="float">
            <text:p>116.50588</text:p>
          </table:table-cell>
          <table:table-cell office:value-type="float" office:value="125.97645" calcext:value-type="float">
            <text:p>125.97645</text:p>
          </table:table-cell>
          <table:table-cell office:value-type="float" office:value="139.19951" calcext:value-type="float">
            <text:p>139.19951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2.18412" calcext:value-type="float">
            <text:p>62.18412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17.22064" calcext:value-type="float">
            <text:p>117.22064</text:p>
          </table:table-cell>
          <table:table-cell office:value-type="float" office:value="16.97555" calcext:value-type="float">
            <text:p>16.97555</text:p>
          </table:table-cell>
          <table:table-cell office:value-type="float" office:value="170.82764" calcext:value-type="float">
            <text:p>170.82764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16.32719" calcext:value-type="float">
            <text:p>116.32719</text:p>
          </table:table-cell>
          <table:table-cell office:value-type="float" office:value="125.79776" calcext:value-type="float">
            <text:p>125.79776</text:p>
          </table:table-cell>
          <table:table-cell office:value-type="float" office:value="140.98641" calcext:value-type="float">
            <text:p>140.98641</text:p>
          </table:table-cell>
          <table:table-cell office:value-type="float" office:value="27.16088" calcext:value-type="float">
            <text:p>27.1608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0.7546" calcext:value-type="float">
            <text:p>60.7546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5.43374" calcext:value-type="float">
            <text:p>115.43374</text:p>
          </table:table-cell>
          <table:table-cell office:value-type="float" office:value="16.26079" calcext:value-type="float">
            <text:p>16.26079</text:p>
          </table:table-cell>
          <table:table-cell office:value-type="float" office:value="170.29157" calcext:value-type="float">
            <text:p>170.29157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16.50588" calcext:value-type="float">
            <text:p>116.50588</text:p>
          </table:table-cell>
          <table:table-cell office:value-type="float" office:value="125.61907" calcext:value-type="float">
            <text:p>125.61907</text:p>
          </table:table-cell>
          <table:table-cell office:value-type="float" office:value="138.66344" calcext:value-type="float">
            <text:p>138.66344</text:p>
          </table:table-cell>
          <table:table-cell office:value-type="float" office:value="26.44612" calcext:value-type="float">
            <text:p>26.4461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0.93329" calcext:value-type="float">
            <text:p>60.93329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5.25505" calcext:value-type="float">
            <text:p>115.25505</text:p>
          </table:table-cell>
          <table:table-cell office:value-type="float" office:value="16.61817" calcext:value-type="float">
            <text:p>16.61817</text:p>
          </table:table-cell>
          <table:table-cell office:value-type="float" office:value="170.47026" calcext:value-type="float">
            <text:p>170.47026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16.68457" calcext:value-type="float">
            <text:p>116.68457</text:p>
          </table:table-cell>
          <table:table-cell office:value-type="float" office:value="125.61907" calcext:value-type="float">
            <text:p>125.61907</text:p>
          </table:table-cell>
          <table:table-cell office:value-type="float" office:value="137.94868" calcext:value-type="float">
            <text:p>137.94868</text:p>
          </table:table-cell>
          <table:table-cell office:value-type="float" office:value="25.73136" calcext:value-type="float">
            <text:p>25.7313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2.18412" calcext:value-type="float">
            <text:p>62.18412</text:p>
          </table:table-cell>
          <table:table-cell office:value-type="float" office:value="73.44159" calcext:value-type="float">
            <text:p>73.44159</text:p>
          </table:table-cell>
          <table:table-cell office:value-type="float" office:value="117.04195" calcext:value-type="float">
            <text:p>117.04195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71.36371" calcext:value-type="float">
            <text:p>171.36371</text:p>
          </table:table-cell>
          <table:table-cell office:value-type="float" office:value="71.476" calcext:value-type="float">
            <text:p>71.476</text:p>
          </table:table-cell>
          <table:table-cell office:value-type="float" office:value="117.57802" calcext:value-type="float">
            <text:p>117.57802</text:p>
          </table:table-cell>
          <table:table-cell office:value-type="float" office:value="126.15514" calcext:value-type="float">
            <text:p>126.15514</text:p>
          </table:table-cell>
          <table:table-cell office:value-type="float" office:value="139.91427" calcext:value-type="float">
            <text:p>139.91427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1.46936" calcext:value-type="float">
            <text:p>61.46936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16.1485" calcext:value-type="float">
            <text:p>116.1485</text:p>
          </table:table-cell>
          <table:table-cell office:value-type="float" office:value="16.26079" calcext:value-type="float">
            <text:p>16.26079</text:p>
          </table:table-cell>
          <table:table-cell office:value-type="float" office:value="171.00633" calcext:value-type="float">
            <text:p>171.0063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17.39933" calcext:value-type="float">
            <text:p>117.39933</text:p>
          </table:table-cell>
          <table:table-cell office:value-type="float" office:value="125.79776" calcext:value-type="float">
            <text:p>125.79776</text:p>
          </table:table-cell>
          <table:table-cell office:value-type="float" office:value="137.94868" calcext:value-type="float">
            <text:p>137.94868</text:p>
          </table:table-cell>
          <table:table-cell office:value-type="float" office:value="25.91005" calcext:value-type="float">
            <text:p>25.9100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1.29067" calcext:value-type="float">
            <text:p>61.29067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5.43374" calcext:value-type="float">
            <text:p>115.43374</text:p>
          </table:table-cell>
          <table:table-cell office:value-type="float" office:value="16.61817" calcext:value-type="float">
            <text:p>16.61817</text:p>
          </table:table-cell>
          <table:table-cell office:value-type="float" office:value="170.82764" calcext:value-type="float">
            <text:p>170.82764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17.9354" calcext:value-type="float">
            <text:p>117.9354</text:p>
          </table:table-cell>
          <table:table-cell office:value-type="float" office:value="126.15514" calcext:value-type="float">
            <text:p>126.15514</text:p>
          </table:table-cell>
          <table:table-cell office:value-type="float" office:value="138.84213" calcext:value-type="float">
            <text:p>138.84213</text:p>
          </table:table-cell>
          <table:table-cell office:value-type="float" office:value="26.98219" calcext:value-type="float">
            <text:p>26.9821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61.64805" calcext:value-type="float">
            <text:p>61.64805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5.96981" calcext:value-type="float">
            <text:p>115.96981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71.00633" calcext:value-type="float">
            <text:p>171.00633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17.75671" calcext:value-type="float">
            <text:p>117.75671</text:p>
          </table:table-cell>
          <table:table-cell office:value-type="float" office:value="125.61907" calcext:value-type="float">
            <text:p>125.61907</text:p>
          </table:table-cell>
          <table:table-cell office:value-type="float" office:value="139.02082" calcext:value-type="float">
            <text:p>139.02082</text:p>
          </table:table-cell>
          <table:table-cell office:value-type="float" office:value="25.91005" calcext:value-type="float">
            <text:p>25.9100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3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61.82674" calcext:value-type="float">
            <text:p>61.82674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16.50588" calcext:value-type="float">
            <text:p>116.50588</text:p>
          </table:table-cell>
          <table:table-cell office:value-type="float" office:value="16.26079" calcext:value-type="float">
            <text:p>16.26079</text:p>
          </table:table-cell>
          <table:table-cell office:value-type="float" office:value="171.36371" calcext:value-type="float">
            <text:p>171.36371</text:p>
          </table:table-cell>
          <table:table-cell office:value-type="float" office:value="69.86779" calcext:value-type="float">
            <text:p>69.86779</text:p>
          </table:table-cell>
          <table:table-cell office:value-type="float" office:value="117.39933" calcext:value-type="float">
            <text:p>117.39933</text:p>
          </table:table-cell>
          <table:table-cell office:value-type="float" office:value="125.61907" calcext:value-type="float">
            <text:p>125.61907</text:p>
          </table:table-cell>
          <table:table-cell office:value-type="float" office:value="139.55689" calcext:value-type="float">
            <text:p>139.55689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1.29731" calcext:value-type="float">
            <text:p>71.29731</text:p>
          </table:table-cell>
          <table:table-cell office:value-type="float" office:value="111.14518" calcext:value-type="float">
            <text:p>111.14518</text:p>
          </table:table-cell>
          <table:table-cell office:value-type="float" office:value="18.58376" calcext:value-type="float">
            <text:p>18.58376</text:p>
          </table:table-cell>
          <table:table-cell office:value-type="float" office:value="164.21611" calcext:value-type="float">
            <text:p>164.21611</text:p>
          </table:table-cell>
          <table:table-cell office:value-type="float" office:value="77.55146" calcext:value-type="float">
            <text:p>77.55146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35.62571" calcext:value-type="float">
            <text:p>135.62571</text:p>
          </table:table-cell>
          <table:table-cell office:value-type="float" office:value="29.48385" calcext:value-type="float">
            <text:p>29.4838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5.75128" calcext:value-type="float">
            <text:p>55.75128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13.11077" calcext:value-type="float">
            <text:p>113.11077</text:p>
          </table:table-cell>
          <table:table-cell office:value-type="float" office:value="19.11983" calcext:value-type="float">
            <text:p>19.11983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76.65801" calcext:value-type="float">
            <text:p>76.65801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34.73226" calcext:value-type="float">
            <text:p>134.73226</text:p>
          </table:table-cell>
          <table:table-cell office:value-type="float" office:value="31.44944" calcext:value-type="float">
            <text:p>31.4494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54.14307" calcext:value-type="float">
            <text:p>54.14307</text:p>
          </table:table-cell>
          <table:table-cell office:value-type="float" office:value="71.476" calcext:value-type="float">
            <text:p>71.476</text:p>
          </table:table-cell>
          <table:table-cell office:value-type="float" office:value="110.96649" calcext:value-type="float">
            <text:p>110.96649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76.47932" calcext:value-type="float">
            <text:p>76.47932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35.44702" calcext:value-type="float">
            <text:p>135.44702</text:p>
          </table:table-cell>
          <table:table-cell office:value-type="float" office:value="29.48385" calcext:value-type="float">
            <text:p>29.4838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54.67914" calcext:value-type="float">
            <text:p>54.67914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4.03742" calcext:value-type="float">
            <text:p>164.03742</text:p>
          </table:table-cell>
          <table:table-cell office:value-type="float" office:value="76.65801" calcext:value-type="float">
            <text:p>76.65801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134.55357" calcext:value-type="float">
            <text:p>134.55357</text:p>
          </table:table-cell>
          <table:table-cell office:value-type="float" office:value="29.84123" calcext:value-type="float">
            <text:p>29.8412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4.85783" calcext:value-type="float">
            <text:p>54.85783</text:p>
          </table:table-cell>
          <table:table-cell office:value-type="float" office:value="71.29731" calcext:value-type="float">
            <text:p>71.29731</text:p>
          </table:table-cell>
          <table:table-cell office:value-type="float" office:value="112.03863" calcext:value-type="float">
            <text:p>112.03863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164.21611" calcext:value-type="float">
            <text:p>164.21611</text:p>
          </table:table-cell>
          <table:table-cell office:value-type="float" office:value="77.01539" calcext:value-type="float">
            <text:p>77.01539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28.29942" calcext:value-type="float">
            <text:p>128.29942</text:p>
          </table:table-cell>
          <table:table-cell office:value-type="float" office:value="135.62571" calcext:value-type="float">
            <text:p>135.62571</text:p>
          </table:table-cell>
          <table:table-cell office:value-type="float" office:value="29.30516" calcext:value-type="float">
            <text:p>29.3051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5.03652" calcext:value-type="float">
            <text:p>55.03652</text:p>
          </table:table-cell>
          <table:table-cell office:value-type="float" office:value="71.65469" calcext:value-type="float">
            <text:p>71.65469</text:p>
          </table:table-cell>
          <table:table-cell office:value-type="float" office:value="112.5747" calcext:value-type="float">
            <text:p>112.5747</text:p>
          </table:table-cell>
          <table:table-cell office:value-type="float" office:value="18.76245" calcext:value-type="float">
            <text:p>18.76245</text:p>
          </table:table-cell>
          <table:table-cell office:value-type="float" office:value="164.75218" calcext:value-type="float">
            <text:p>164.75218</text:p>
          </table:table-cell>
          <table:table-cell office:value-type="float" office:value="76.65801" calcext:value-type="float">
            <text:p>76.65801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137.41261" calcext:value-type="float">
            <text:p>137.41261</text:p>
          </table:table-cell>
          <table:table-cell office:value-type="float" office:value="30.01992" calcext:value-type="float">
            <text:p>30.0199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54.67914" calcext:value-type="float">
            <text:p>54.67914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11.85994" calcext:value-type="float">
            <text:p>111.85994</text:p>
          </table:table-cell>
          <table:table-cell office:value-type="float" office:value="18.04769" calcext:value-type="float">
            <text:p>18.04769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76.12194" calcext:value-type="float">
            <text:p>76.12194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5.98309" calcext:value-type="float">
            <text:p>135.98309</text:p>
          </table:table-cell>
          <table:table-cell office:value-type="float" office:value="28.76909" calcext:value-type="float">
            <text:p>28.7690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10.07304" calcext:value-type="float">
            <text:p>110.07304</text:p>
          </table:table-cell>
          <table:table-cell office:value-type="float" office:value="18.40507" calcext:value-type="float">
            <text:p>18.40507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76.30063" calcext:value-type="float">
            <text:p>76.30063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27.76335" calcext:value-type="float">
            <text:p>127.76335</text:p>
          </table:table-cell>
          <table:table-cell office:value-type="float" office:value="134.37488" calcext:value-type="float">
            <text:p>134.37488</text:p>
          </table:table-cell>
          <table:table-cell office:value-type="float" office:value="29.12647" calcext:value-type="float">
            <text:p>29.1264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76124" calcext:value-type="float">
            <text:p>70.76124</text:p>
          </table:table-cell>
          <table:table-cell office:value-type="float" office:value="110.96649" calcext:value-type="float">
            <text:p>110.96649</text:p>
          </table:table-cell>
          <table:table-cell office:value-type="float" office:value="18.22638" calcext:value-type="float">
            <text:p>18.22638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76.8367" calcext:value-type="float">
            <text:p>76.8367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7.58466" calcext:value-type="float">
            <text:p>127.58466</text:p>
          </table:table-cell>
          <table:table-cell office:value-type="float" office:value="133.30274" calcext:value-type="float">
            <text:p>133.30274</text:p>
          </table:table-cell>
          <table:table-cell office:value-type="float" office:value="29.84123" calcext:value-type="float">
            <text:p>29.8412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55.21521" calcext:value-type="float">
            <text:p>55.21521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12.93208" calcext:value-type="float">
            <text:p>112.93208</text:p>
          </table:table-cell>
          <table:table-cell office:value-type="float" office:value="18.94114" calcext:value-type="float">
            <text:p>18.94114</text:p>
          </table:table-cell>
          <table:table-cell office:value-type="float" office:value="164.75218" calcext:value-type="float">
            <text:p>164.75218</text:p>
          </table:table-cell>
          <table:table-cell office:value-type="float" office:value="77.01539" calcext:value-type="float">
            <text:p>77.01539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35.62571" calcext:value-type="float">
            <text:p>135.62571</text:p>
          </table:table-cell>
          <table:table-cell office:value-type="float" office:value="30.91337" calcext:value-type="float">
            <text:p>30.9133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9.631968" calcext:value-type="float">
            <text:p>69.631968</text:p>
          </table:table-cell>
          <table:table-cell office:value-type="float" office:value="88.07615" calcext:value-type="float">
            <text:p>88.07615</text:p>
          </table:table-cell>
          <table:table-cell office:value-type="float" office:value="123.099372" calcext:value-type="float">
            <text:p>123.099372</text:p>
          </table:table-cell>
          <table:table-cell office:value-type="float" office:value="31.707414" calcext:value-type="float">
            <text:p>31.707414</text:p>
          </table:table-cell>
          <table:table-cell office:value-type="float" office:value="179.26087" calcext:value-type="float">
            <text:p>179.26087</text:p>
          </table:table-cell>
          <table:table-cell office:value-type="float" office:value="87.03996" calcext:value-type="float">
            <text:p>87.03996</text:p>
          </table:table-cell>
          <table:table-cell office:value-type="float" office:value="126.000704" calcext:value-type="float">
            <text:p>126.000704</text:p>
          </table:table-cell>
          <table:table-cell office:value-type="float" office:value="141.336316" calcext:value-type="float">
            <text:p>141.336316</text:p>
          </table:table-cell>
          <table:table-cell office:value-type="float" office:value="147.553456" calcext:value-type="float">
            <text:p>147.553456</text:p>
          </table:table-cell>
          <table:table-cell office:value-type="float" office:value="42.276552" calcext:value-type="float">
            <text:p>42.276552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9.217492" calcext:value-type="float">
            <text:p>69.217492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24.550038" calcext:value-type="float">
            <text:p>124.550038</text:p>
          </table:table-cell>
          <table:table-cell office:value-type="float" office:value="32.12189" calcext:value-type="float">
            <text:p>32.12189</text:p>
          </table:table-cell>
          <table:table-cell office:value-type="float" office:value="179.053632" calcext:value-type="float">
            <text:p>179.053632</text:p>
          </table:table-cell>
          <table:table-cell office:value-type="float" office:value="86.625484" calcext:value-type="float">
            <text:p>86.625484</text:p>
          </table:table-cell>
          <table:table-cell office:value-type="float" office:value="126.000704" calcext:value-type="float">
            <text:p>126.000704</text:p>
          </table:table-cell>
          <table:table-cell office:value-type="float" office:value="141.336316" calcext:value-type="float">
            <text:p>141.336316</text:p>
          </table:table-cell>
          <table:table-cell office:value-type="float" office:value="148.382408" calcext:value-type="float">
            <text:p>148.382408</text:p>
          </table:table-cell>
          <table:table-cell office:value-type="float" office:value="42.898266" calcext:value-type="float">
            <text:p>42.89826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9.010254" calcext:value-type="float">
            <text:p>69.010254</text:p>
          </table:table-cell>
          <table:table-cell office:value-type="float" office:value="88.07615" calcext:value-type="float">
            <text:p>88.07615</text:p>
          </table:table-cell>
          <table:table-cell office:value-type="float" office:value="123.30661" calcext:value-type="float">
            <text:p>123.30661</text:p>
          </table:table-cell>
          <table:table-cell office:value-type="float" office:value="31.914652" calcext:value-type="float">
            <text:p>31.914652</text:p>
          </table:table-cell>
          <table:table-cell office:value-type="float" office:value="178.846394" calcext:value-type="float">
            <text:p>178.846394</text:p>
          </table:table-cell>
          <table:table-cell office:value-type="float" office:value="86.418246" calcext:value-type="float">
            <text:p>86.418246</text:p>
          </table:table-cell>
          <table:table-cell office:value-type="float" office:value="125.37899" calcext:value-type="float">
            <text:p>125.37899</text:p>
          </table:table-cell>
          <table:table-cell office:value-type="float" office:value="141.750792" calcext:value-type="float">
            <text:p>141.750792</text:p>
          </table:table-cell>
          <table:table-cell office:value-type="float" office:value="146.517266" calcext:value-type="float">
            <text:p>146.517266</text:p>
          </table:table-cell>
          <table:table-cell office:value-type="float" office:value="41.862076" calcext:value-type="float">
            <text:p>41.86207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9.631968" calcext:value-type="float">
            <text:p>69.631968</text:p>
          </table:table-cell>
          <table:table-cell office:value-type="float" office:value="87.868912" calcext:value-type="float">
            <text:p>87.868912</text:p>
          </table:table-cell>
          <table:table-cell office:value-type="float" office:value="124.3428" calcext:value-type="float">
            <text:p>124.3428</text:p>
          </table:table-cell>
          <table:table-cell office:value-type="float" office:value="31.914652" calcext:value-type="float">
            <text:p>31.914652</text:p>
          </table:table-cell>
          <table:table-cell office:value-type="float" office:value="179.675346" calcext:value-type="float">
            <text:p>179.675346</text:p>
          </table:table-cell>
          <table:table-cell office:value-type="float" office:value="86.625484" calcext:value-type="float">
            <text:p>86.625484</text:p>
          </table:table-cell>
          <table:table-cell office:value-type="float" office:value="125.171752" calcext:value-type="float">
            <text:p>125.171752</text:p>
          </table:table-cell>
          <table:table-cell office:value-type="float" office:value="141.336316" calcext:value-type="float">
            <text:p>141.336316</text:p>
          </table:table-cell>
          <table:table-cell office:value-type="float" office:value="147.553456" calcext:value-type="float">
            <text:p>147.553456</text:p>
          </table:table-cell>
          <table:table-cell office:value-type="float" office:value="41.862076" calcext:value-type="float">
            <text:p>41.86207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69.839206" calcext:value-type="float">
            <text:p>69.839206</text:p>
          </table:table-cell>
          <table:table-cell office:value-type="float" office:value="88.697864" calcext:value-type="float">
            <text:p>88.697864</text:p>
          </table:table-cell>
          <table:table-cell office:value-type="float" office:value="124.550038" calcext:value-type="float">
            <text:p>124.550038</text:p>
          </table:table-cell>
          <table:table-cell office:value-type="float" office:value="32.12189" calcext:value-type="float">
            <text:p>32.12189</text:p>
          </table:table-cell>
          <table:table-cell office:value-type="float" office:value="179.882584" calcext:value-type="float">
            <text:p>179.882584</text:p>
          </table:table-cell>
          <table:table-cell office:value-type="float" office:value="86.418246" calcext:value-type="float">
            <text:p>86.418246</text:p>
          </table:table-cell>
          <table:table-cell office:value-type="float" office:value="125.793466" calcext:value-type="float">
            <text:p>125.793466</text:p>
          </table:table-cell>
          <table:table-cell office:value-type="float" office:value="141.543554" calcext:value-type="float">
            <text:p>141.543554</text:p>
          </table:table-cell>
          <table:table-cell office:value-type="float" office:value="148.589646" calcext:value-type="float">
            <text:p>148.589646</text:p>
          </table:table-cell>
          <table:table-cell office:value-type="float" office:value="42.069314" calcext:value-type="float">
            <text:p>42.069314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9.631968" calcext:value-type="float">
            <text:p>69.631968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24.757276" calcext:value-type="float">
            <text:p>124.757276</text:p>
          </table:table-cell>
          <table:table-cell office:value-type="float" office:value="31.914652" calcext:value-type="float">
            <text:p>31.914652</text:p>
          </table:table-cell>
          <table:table-cell office:value-type="float" office:value="179.675346" calcext:value-type="float">
            <text:p>179.675346</text:p>
          </table:table-cell>
          <table:table-cell office:value-type="float" office:value="86.211008" calcext:value-type="float">
            <text:p>86.211008</text:p>
          </table:table-cell>
          <table:table-cell office:value-type="float" office:value="125.793466" calcext:value-type="float">
            <text:p>125.793466</text:p>
          </table:table-cell>
          <table:table-cell office:value-type="float" office:value="141.336316" calcext:value-type="float">
            <text:p>141.336316</text:p>
          </table:table-cell>
          <table:table-cell office:value-type="float" office:value="147.760694" calcext:value-type="float">
            <text:p>147.760694</text:p>
          </table:table-cell>
          <table:table-cell office:value-type="float" office:value="42.898266" calcext:value-type="float">
            <text:p>42.89826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70.668158" calcext:value-type="float">
            <text:p>70.668158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24.964514" calcext:value-type="float">
            <text:p>124.964514</text:p>
          </table:table-cell>
          <table:table-cell office:value-type="float" office:value="31.292938" calcext:value-type="float">
            <text:p>31.292938</text:p>
          </table:table-cell>
          <table:table-cell office:value-type="float" office:value="179.882584" calcext:value-type="float">
            <text:p>179.882584</text:p>
          </table:table-cell>
          <table:table-cell office:value-type="float" office:value="86.625484" calcext:value-type="float">
            <text:p>86.625484</text:p>
          </table:table-cell>
          <table:table-cell office:value-type="float" office:value="125.586228" calcext:value-type="float">
            <text:p>125.586228</text:p>
          </table:table-cell>
          <table:table-cell office:value-type="float" office:value="141.129078" calcext:value-type="float">
            <text:p>141.129078</text:p>
          </table:table-cell>
          <table:table-cell office:value-type="float" office:value="147.760694" calcext:value-type="float">
            <text:p>147.760694</text:p>
          </table:table-cell>
          <table:table-cell office:value-type="float" office:value="39.996934" calcext:value-type="float">
            <text:p>39.996934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9.010254" calcext:value-type="float">
            <text:p>69.010254</text:p>
          </table:table-cell>
          <table:table-cell office:value-type="float" office:value="88.283388" calcext:value-type="float">
            <text:p>88.283388</text:p>
          </table:table-cell>
          <table:table-cell office:value-type="float" office:value="123.513848" calcext:value-type="float">
            <text:p>123.513848</text:p>
          </table:table-cell>
          <table:table-cell office:value-type="float" office:value="32.743604" calcext:value-type="float">
            <text:p>32.743604</text:p>
          </table:table-cell>
          <table:table-cell office:value-type="float" office:value="179.468108" calcext:value-type="float">
            <text:p>179.468108</text:p>
          </table:table-cell>
          <table:table-cell office:value-type="float" office:value="86.625484" calcext:value-type="float">
            <text:p>86.625484</text:p>
          </table:table-cell>
          <table:table-cell office:value-type="float" office:value="125.586228" calcext:value-type="float">
            <text:p>125.586228</text:p>
          </table:table-cell>
          <table:table-cell office:value-type="float" office:value="142.165268" calcext:value-type="float">
            <text:p>142.165268</text:p>
          </table:table-cell>
          <table:table-cell office:value-type="float" office:value="149.004122" calcext:value-type="float">
            <text:p>149.004122</text:p>
          </table:table-cell>
          <table:table-cell office:value-type="float" office:value="41.862076" calcext:value-type="float">
            <text:p>41.862076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70.046444" calcext:value-type="float">
            <text:p>70.046444</text:p>
          </table:table-cell>
          <table:table-cell office:value-type="float" office:value="88.283388" calcext:value-type="float">
            <text:p>88.283388</text:p>
          </table:table-cell>
          <table:table-cell office:value-type="float" office:value="123.928324" calcext:value-type="float">
            <text:p>123.928324</text:p>
          </table:table-cell>
          <table:table-cell office:value-type="float" office:value="31.292938" calcext:value-type="float">
            <text:p>31.292938</text:p>
          </table:table-cell>
          <table:table-cell office:value-type="float" office:value="179.882584" calcext:value-type="float">
            <text:p>179.882584</text:p>
          </table:table-cell>
          <table:table-cell office:value-type="float" office:value="86.625484" calcext:value-type="float">
            <text:p>86.625484</text:p>
          </table:table-cell>
          <table:table-cell office:value-type="float" office:value="125.793466" calcext:value-type="float">
            <text:p>125.793466</text:p>
          </table:table-cell>
          <table:table-cell office:value-type="float" office:value="141.129078" calcext:value-type="float">
            <text:p>141.129078</text:p>
          </table:table-cell>
          <table:table-cell office:value-type="float" office:value="148.17517" calcext:value-type="float">
            <text:p>148.17517</text:p>
          </table:table-cell>
          <table:table-cell office:value-type="float" office:value="41.033124" calcext:value-type="float">
            <text:p>41.033124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78.128726" calcext:value-type="float">
            <text:p>78.128726</text:p>
          </table:table-cell>
          <table:table-cell office:value-type="float" office:value="88.905102" calcext:value-type="float">
            <text:p>88.905102</text:p>
          </table:table-cell>
          <table:table-cell office:value-type="float" office:value="124.3428" calcext:value-type="float">
            <text:p>124.3428</text:p>
          </table:table-cell>
          <table:table-cell office:value-type="float" office:value="32.743604" calcext:value-type="float">
            <text:p>32.743604</text:p>
          </table:table-cell>
          <table:table-cell office:value-type="float" office:value="179.882584" calcext:value-type="float">
            <text:p>179.882584</text:p>
          </table:table-cell>
          <table:table-cell office:value-type="float" office:value="87.03996" calcext:value-type="float">
            <text:p>87.03996</text:p>
          </table:table-cell>
          <table:table-cell office:value-type="float" office:value="126.207942" calcext:value-type="float">
            <text:p>126.207942</text:p>
          </table:table-cell>
          <table:table-cell office:value-type="float" office:value="142.372506" calcext:value-type="float">
            <text:p>142.372506</text:p>
          </table:table-cell>
          <table:table-cell office:value-type="float" office:value="146.310028" calcext:value-type="float">
            <text:p>146.310028</text:p>
          </table:table-cell>
          <table:table-cell office:value-type="float" office:value="41.240362" calcext:value-type="float">
            <text:p>41.240362</text:p>
          </table:table-cell>
          <table:table-cell office:value-type="float" office:value="0.207238" calcext:value-type="float">
            <text:p>0.207238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54.67914" calcext:value-type="float">
            <text:p>54.67914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6.97555" calcext:value-type="float">
            <text:p>16.97555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0.07304" calcext:value-type="float">
            <text:p>110.07304</text:p>
          </table:table-cell>
          <table:table-cell office:value-type="float" office:value="126.51252" calcext:value-type="float">
            <text:p>126.51252</text:p>
          </table:table-cell>
          <table:table-cell office:value-type="float" office:value="131.33715" calcext:value-type="float">
            <text:p>131.33715</text:p>
          </table:table-cell>
          <table:table-cell office:value-type="float" office:value="27.33957" calcext:value-type="float">
            <text:p>27.3395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59.14639" calcext:value-type="float">
            <text:p>59.14639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0.7878" calcext:value-type="float">
            <text:p>110.7878</text:p>
          </table:table-cell>
          <table:table-cell office:value-type="float" office:value="16.79686" calcext:value-type="float">
            <text:p>16.79686</text:p>
          </table:table-cell>
          <table:table-cell office:value-type="float" office:value="165.28825" calcext:value-type="float">
            <text:p>165.28825</text:p>
          </table:table-cell>
          <table:table-cell office:value-type="float" office:value="71.83338" calcext:value-type="float">
            <text:p>71.83338</text:p>
          </table:table-cell>
          <table:table-cell office:value-type="float" office:value="110.43042" calcext:value-type="float">
            <text:p>110.43042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3.66012" calcext:value-type="float">
            <text:p>133.66012</text:p>
          </table:table-cell>
          <table:table-cell office:value-type="float" office:value="24.83791" calcext:value-type="float">
            <text:p>24.8379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54.50045" calcext:value-type="float">
            <text:p>54.50045</text:p>
          </table:table-cell>
          <table:table-cell office:value-type="float" office:value="72.72683" calcext:value-type="float">
            <text:p>72.72683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7.33293" calcext:value-type="float">
            <text:p>17.33293</text:p>
          </table:table-cell>
          <table:table-cell office:value-type="float" office:value="164.03742" calcext:value-type="float">
            <text:p>164.03742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0.96649" calcext:value-type="float">
            <text:p>110.96649</text:p>
          </table:table-cell>
          <table:table-cell office:value-type="float" office:value="127.04859" calcext:value-type="float">
            <text:p>127.04859</text:p>
          </table:table-cell>
          <table:table-cell office:value-type="float" office:value="135.08964" calcext:value-type="float">
            <text:p>135.08964</text:p>
          </table:table-cell>
          <table:table-cell office:value-type="float" office:value="28.05433" calcext:value-type="float">
            <text:p>28.0543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55.75128" calcext:value-type="float">
            <text:p>55.75128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1.50256" calcext:value-type="float">
            <text:p>111.50256</text:p>
          </table:table-cell>
          <table:table-cell office:value-type="float" office:value="16.43948" calcext:value-type="float">
            <text:p>16.43948</text:p>
          </table:table-cell>
          <table:table-cell office:value-type="float" office:value="165.10956" calcext:value-type="float">
            <text:p>165.10956</text:p>
          </table:table-cell>
          <table:table-cell office:value-type="float" office:value="72.01207" calcext:value-type="float">
            <text:p>72.01207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5.97645" calcext:value-type="float">
            <text:p>125.97645</text:p>
          </table:table-cell>
          <table:table-cell office:value-type="float" office:value="134.55357" calcext:value-type="float">
            <text:p>134.55357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55.3939" calcext:value-type="float">
            <text:p>55.3939</text:p>
          </table:table-cell>
          <table:table-cell office:value-type="float" office:value="71.83338" calcext:value-type="float">
            <text:p>71.83338</text:p>
          </table:table-cell>
          <table:table-cell office:value-type="float" office:value="110.07304" calcext:value-type="float">
            <text:p>110.07304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64.3948" calcext:value-type="float">
            <text:p>164.3948</text:p>
          </table:table-cell>
          <table:table-cell office:value-type="float" office:value="72.90552" calcext:value-type="float">
            <text:p>72.90552</text:p>
          </table:table-cell>
          <table:table-cell office:value-type="float" office:value="110.43042" calcext:value-type="float">
            <text:p>110.43042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3.83881" calcext:value-type="float">
            <text:p>133.83881</text:p>
          </table:table-cell>
          <table:table-cell office:value-type="float" office:value="27.87564" calcext:value-type="float">
            <text:p>27.8756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56.10866" calcext:value-type="float">
            <text:p>56.10866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0.96649" calcext:value-type="float">
            <text:p>110.96649</text:p>
          </table:table-cell>
          <table:table-cell office:value-type="float" office:value="16.79686" calcext:value-type="float">
            <text:p>16.79686</text:p>
          </table:table-cell>
          <table:table-cell office:value-type="float" office:value="165.28825" calcext:value-type="float">
            <text:p>165.28825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0.43042" calcext:value-type="float">
            <text:p>110.43042</text:p>
          </table:table-cell>
          <table:table-cell office:value-type="float" office:value="126.8699" calcext:value-type="float">
            <text:p>126.8699</text:p>
          </table:table-cell>
          <table:table-cell office:value-type="float" office:value="135.26833" calcext:value-type="float">
            <text:p>135.26833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55.57259" calcext:value-type="float">
            <text:p>55.57259</text:p>
          </table:table-cell>
          <table:table-cell office:value-type="float" office:value="71.83338" calcext:value-type="float">
            <text:p>71.83338</text:p>
          </table:table-cell>
          <table:table-cell office:value-type="float" office:value="111.14518" calcext:value-type="float">
            <text:p>111.14518</text:p>
          </table:table-cell>
          <table:table-cell office:value-type="float" office:value="16.79686" calcext:value-type="float">
            <text:p>16.79686</text:p>
          </table:table-cell>
          <table:table-cell office:value-type="float" office:value="165.28825" calcext:value-type="float">
            <text:p>165.28825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0.25173" calcext:value-type="float">
            <text:p>110.25173</text:p>
          </table:table-cell>
          <table:table-cell office:value-type="float" office:value="126.15514" calcext:value-type="float">
            <text:p>126.15514</text:p>
          </table:table-cell>
          <table:table-cell office:value-type="float" office:value="135.44702" calcext:value-type="float">
            <text:p>135.44702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54.67914" calcext:value-type="float">
            <text:p>54.67914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0.96649" calcext:value-type="float">
            <text:p>110.96649</text:p>
          </table:table-cell>
          <table:table-cell office:value-type="float" office:value="17.15424" calcext:value-type="float">
            <text:p>17.15424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09.71566" calcext:value-type="float">
            <text:p>109.71566</text:p>
          </table:table-cell>
          <table:table-cell office:value-type="float" office:value="126.69121" calcext:value-type="float">
            <text:p>126.69121</text:p>
          </table:table-cell>
          <table:table-cell office:value-type="float" office:value="132.76667" calcext:value-type="float">
            <text:p>132.76667</text:p>
          </table:table-cell>
          <table:table-cell office:value-type="float" office:value="26.08874" calcext:value-type="float">
            <text:p>26.0887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55.03652" calcext:value-type="float">
            <text:p>55.03652</text:p>
          </table:table-cell>
          <table:table-cell office:value-type="float" office:value="71.476" calcext:value-type="float">
            <text:p>71.476</text:p>
          </table:table-cell>
          <table:table-cell office:value-type="float" office:value="109.89435" calcext:value-type="float">
            <text:p>109.89435</text:p>
          </table:table-cell>
          <table:table-cell office:value-type="float" office:value="16.97555" calcext:value-type="float">
            <text:p>16.97555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72.36945" calcext:value-type="float">
            <text:p>72.36945</text:p>
          </table:table-cell>
          <table:table-cell office:value-type="float" office:value="110.43042" calcext:value-type="float">
            <text:p>110.43042</text:p>
          </table:table-cell>
          <table:table-cell office:value-type="float" office:value="125.79776" calcext:value-type="float">
            <text:p>125.79776</text:p>
          </table:table-cell>
          <table:table-cell office:value-type="float" office:value="133.12405" calcext:value-type="float">
            <text:p>133.12405</text:p>
          </table:table-cell>
          <table:table-cell office:value-type="float" office:value="26.62481" calcext:value-type="float">
            <text:p>26.6248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4-1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56.10866" calcext:value-type="float">
            <text:p>56.10866</text:p>
          </table:table-cell>
          <table:table-cell office:value-type="float" office:value="73.08421" calcext:value-type="float">
            <text:p>73.08421</text:p>
          </table:table-cell>
          <table:table-cell office:value-type="float" office:value="111.68125" calcext:value-type="float">
            <text:p>111.68125</text:p>
          </table:table-cell>
          <table:table-cell office:value-type="float" office:value="16.79686" calcext:value-type="float">
            <text:p>16.79686</text:p>
          </table:table-cell>
          <table:table-cell office:value-type="float" office:value="166.00301" calcext:value-type="float">
            <text:p>166.00301</text:p>
          </table:table-cell>
          <table:table-cell office:value-type="float" office:value="72.54814" calcext:value-type="float">
            <text:p>72.54814</text:p>
          </table:table-cell>
          <table:table-cell office:value-type="float" office:value="110.60911" calcext:value-type="float">
            <text:p>110.60911</text:p>
          </table:table-cell>
          <table:table-cell office:value-type="float" office:value="127.04859" calcext:value-type="float">
            <text:p>127.04859</text:p>
          </table:table-cell>
          <table:table-cell office:value-type="float" office:value="132.2306" calcext:value-type="float">
            <text:p>132.2306</text:p>
          </table:table-cell>
          <table:table-cell office:value-type="float" office:value="24.83791" calcext:value-type="float">
            <text:p>24.8379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6.30063" calcext:value-type="float">
            <text:p>76.30063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9.47721" calcext:value-type="float">
            <text:p>19.47721</text:p>
          </table:table-cell>
          <table:table-cell office:value-type="float" office:value="173.86537" calcext:value-type="float">
            <text:p>173.86537</text:p>
          </table:table-cell>
          <table:table-cell office:value-type="float" office:value="74.51373" calcext:value-type="float">
            <text:p>74.51373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43.48807" calcext:value-type="float">
            <text:p>143.48807</text:p>
          </table:table-cell>
          <table:table-cell office:value-type="float" office:value="29.12647" calcext:value-type="float">
            <text:p>29.1264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5.22185" calcext:value-type="float">
            <text:p>65.22185</text:p>
          </table:table-cell>
          <table:table-cell office:value-type="float" office:value="76.47932" calcext:value-type="float">
            <text:p>76.47932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9.47721" calcext:value-type="float">
            <text:p>19.47721</text:p>
          </table:table-cell>
          <table:table-cell office:value-type="float" office:value="178.15393" calcext:value-type="float">
            <text:p>178.15393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44.38152" calcext:value-type="float">
            <text:p>144.38152</text:p>
          </table:table-cell>
          <table:table-cell office:value-type="float" office:value="30.73468" calcext:value-type="float">
            <text:p>30.7346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6.12194" calcext:value-type="float">
            <text:p>76.12194</text:p>
          </table:table-cell>
          <table:table-cell office:value-type="float" office:value="119.18623" calcext:value-type="float">
            <text:p>119.18623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173.50799" calcext:value-type="float">
            <text:p>173.50799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44.20283" calcext:value-type="float">
            <text:p>144.20283</text:p>
          </table:table-cell>
          <table:table-cell office:value-type="float" office:value="28.76909" calcext:value-type="float">
            <text:p>28.7690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5.76456" calcext:value-type="float">
            <text:p>75.76456</text:p>
          </table:table-cell>
          <table:table-cell office:value-type="float" office:value="119.7223" calcext:value-type="float">
            <text:p>119.7223</text:p>
          </table:table-cell>
          <table:table-cell office:value-type="float" office:value="19.47721" calcext:value-type="float">
            <text:p>19.47721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3.97766" calcext:value-type="float">
            <text:p>73.97766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44.02414" calcext:value-type="float">
            <text:p>144.02414</text:p>
          </table:table-cell>
          <table:table-cell office:value-type="float" office:value="30.91337" calcext:value-type="float">
            <text:p>30.9133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5.58587" calcext:value-type="float">
            <text:p>75.58587</text:p>
          </table:table-cell>
          <table:table-cell office:value-type="float" office:value="119.7223" calcext:value-type="float">
            <text:p>119.7223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20.61575" calcext:value-type="float">
            <text:p>120.61575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44.20283" calcext:value-type="float">
            <text:p>144.20283</text:p>
          </table:table-cell>
          <table:table-cell office:value-type="float" office:value="28.5904" calcext:value-type="float">
            <text:p>28.590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4.86447" calcext:value-type="float">
            <text:p>64.86447</text:p>
          </table:table-cell>
          <table:table-cell office:value-type="float" office:value="76.30063" calcext:value-type="float">
            <text:p>76.30063</text:p>
          </table:table-cell>
          <table:table-cell office:value-type="float" office:value="119.7223" calcext:value-type="float">
            <text:p>119.7223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4.40144" calcext:value-type="float">
            <text:p>174.40144</text:p>
          </table:table-cell>
          <table:table-cell office:value-type="float" office:value="73.62028" calcext:value-type="float">
            <text:p>73.62028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44.02414" calcext:value-type="float">
            <text:p>144.02414</text:p>
          </table:table-cell>
          <table:table-cell office:value-type="float" office:value="28.05433" calcext:value-type="float">
            <text:p>28.0543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3.2629" calcext:value-type="float">
            <text:p>73.2629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8.6568" calcext:value-type="float">
            <text:p>128.6568</text:p>
          </table:table-cell>
          <table:table-cell office:value-type="float" office:value="144.20283" calcext:value-type="float">
            <text:p>144.20283</text:p>
          </table:table-cell>
          <table:table-cell office:value-type="float" office:value="27.69695" calcext:value-type="float">
            <text:p>27.6969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5.40054" calcext:value-type="float">
            <text:p>65.40054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19.18623" calcext:value-type="float">
            <text:p>119.18623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20.97313" calcext:value-type="float">
            <text:p>120.97313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143.13069" calcext:value-type="float">
            <text:p>143.13069</text:p>
          </table:table-cell>
          <table:table-cell office:value-type="float" office:value="27.51826" calcext:value-type="float">
            <text:p>27.5182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3.62028" calcext:value-type="float">
            <text:p>73.62028</text:p>
          </table:table-cell>
          <table:table-cell office:value-type="float" office:value="120.25837" calcext:value-type="float">
            <text:p>120.25837</text:p>
          </table:table-cell>
          <table:table-cell office:value-type="float" office:value="128.12073" calcext:value-type="float">
            <text:p>128.12073</text:p>
          </table:table-cell>
          <table:table-cell office:value-type="float" office:value="144.02414" calcext:value-type="float">
            <text:p>144.02414</text:p>
          </table:table-cell>
          <table:table-cell office:value-type="float" office:value="27.87564" calcext:value-type="float">
            <text:p>27.8756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5.76456" calcext:value-type="float">
            <text:p>75.76456</text:p>
          </table:table-cell>
          <table:table-cell office:value-type="float" office:value="119.7223" calcext:value-type="float">
            <text:p>119.7223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174.58013" calcext:value-type="float">
            <text:p>174.58013</text:p>
          </table:table-cell>
          <table:table-cell office:value-type="float" office:value="73.79897" calcext:value-type="float">
            <text:p>73.79897</text:p>
          </table:table-cell>
          <table:table-cell office:value-type="float" office:value="120.43706" calcext:value-type="float">
            <text:p>120.43706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144.02414" calcext:value-type="float">
            <text:p>144.02414</text:p>
          </table:table-cell>
          <table:table-cell office:value-type="float" office:value="40.20525" calcext:value-type="float">
            <text:p>40.2052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20.43706" calcext:value-type="float">
            <text:p>120.43706</text:p>
          </table:table-cell>
          <table:table-cell office:value-type="float" office:value="20.37066" calcext:value-type="float">
            <text:p>20.37066</text:p>
          </table:table-cell>
          <table:table-cell office:value-type="float" office:value="173.86537" calcext:value-type="float">
            <text:p>173.86537</text:p>
          </table:table-cell>
          <table:table-cell office:value-type="float" office:value="76.30063" calcext:value-type="float">
            <text:p>76.30063</text:p>
          </table:table-cell>
          <table:table-cell office:value-type="float" office:value="119.18623" calcext:value-type="float">
            <text:p>119.18623</text:p>
          </table:table-cell>
          <table:table-cell office:value-type="float" office:value="129.55025" calcext:value-type="float">
            <text:p>129.55025</text:p>
          </table:table-cell>
          <table:table-cell office:value-type="float" office:value="145.45366" calcext:value-type="float">
            <text:p>145.45366</text:p>
          </table:table-cell>
          <table:table-cell office:value-type="float" office:value="29.12647" calcext:value-type="float">
            <text:p>29.1264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float" office:value="65.22185" calcext:value-type="float">
            <text:p>65.22185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21.15182" calcext:value-type="float">
            <text:p>121.15182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74.04406" calcext:value-type="float">
            <text:p>174.04406</text:p>
          </table:table-cell>
          <table:table-cell office:value-type="float" office:value="75.94325" calcext:value-type="float">
            <text:p>75.94325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29.55025" calcext:value-type="float">
            <text:p>129.55025</text:p>
          </table:table-cell>
          <table:table-cell office:value-type="float" office:value="142.23724" calcext:value-type="float">
            <text:p>142.23724</text:p>
          </table:table-cell>
          <table:table-cell office:value-type="float" office:value="31.27075" calcext:value-type="float">
            <text:p>31.2707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float" office:value="64.14971" calcext:value-type="float">
            <text:p>64.14971</text:p>
          </table:table-cell>
          <table:table-cell office:value-type="float" office:value="75.94325" calcext:value-type="float">
            <text:p>75.94325</text:p>
          </table:table-cell>
          <table:table-cell office:value-type="float" office:value="119.90099" calcext:value-type="float">
            <text:p>119.90099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73.50799" calcext:value-type="float">
            <text:p>173.50799</text:p>
          </table:table-cell>
          <table:table-cell office:value-type="float" office:value="75.94325" calcext:value-type="float">
            <text:p>75.94325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44.56021" calcext:value-type="float">
            <text:p>144.56021</text:p>
          </table:table-cell>
          <table:table-cell office:value-type="float" office:value="31.62813" calcext:value-type="float">
            <text:p>31.6281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float" office:value="64.86447" calcext:value-type="float">
            <text:p>64.86447</text:p>
          </table:table-cell>
          <table:table-cell office:value-type="float" office:value="73.97766" calcext:value-type="float">
            <text:p>73.97766</text:p>
          </table:table-cell>
          <table:table-cell office:value-type="float" office:value="121.15182" calcext:value-type="float">
            <text:p>121.15182</text:p>
          </table:table-cell>
          <table:table-cell office:value-type="float" office:value="19.29852" calcext:value-type="float">
            <text:p>19.29852</text:p>
          </table:table-cell>
          <table:table-cell office:value-type="float" office:value="174.22275" calcext:value-type="float">
            <text:p>174.22275</text:p>
          </table:table-cell>
          <table:table-cell office:value-type="float" office:value="75.58587" calcext:value-type="float">
            <text:p>75.58587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142.05855" calcext:value-type="float">
            <text:p>142.05855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float" office:value="64.14971" calcext:value-type="float">
            <text:p>64.14971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20.79444" calcext:value-type="float">
            <text:p>120.79444</text:p>
          </table:table-cell>
          <table:table-cell office:value-type="float" office:value="20.19197" calcext:value-type="float">
            <text:p>20.19197</text:p>
          </table:table-cell>
          <table:table-cell office:value-type="float" office:value="173.68668" calcext:value-type="float">
            <text:p>173.68668</text:p>
          </table:table-cell>
          <table:table-cell office:value-type="float" office:value="75.94325" calcext:value-type="float">
            <text:p>75.94325</text:p>
          </table:table-cell>
          <table:table-cell office:value-type="float" office:value="119.18623" calcext:value-type="float">
            <text:p>119.18623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42.59462" calcext:value-type="float">
            <text:p>142.59462</text:p>
          </table:table-cell>
          <table:table-cell office:value-type="float" office:value="29.84123" calcext:value-type="float">
            <text:p>29.8412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4.87111" calcext:value-type="float">
            <text:p>74.87111</text:p>
          </table:table-cell>
          <table:table-cell office:value-type="float" office:value="121.15182" calcext:value-type="float">
            <text:p>121.15182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74.04406" calcext:value-type="float">
            <text:p>174.04406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19.36492" calcext:value-type="float">
            <text:p>119.36492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43.48807" calcext:value-type="float">
            <text:p>143.48807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7" calcext:value-type="float">
            <text:p>7</text:p>
          </table:table-cell>
          <table:table-cell office:value-type="float" office:value="64.86447" calcext:value-type="float">
            <text:p>64.86447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20.97313" calcext:value-type="float">
            <text:p>120.97313</text:p>
          </table:table-cell>
          <table:table-cell office:value-type="float" office:value="19.11983" calcext:value-type="float">
            <text:p>19.11983</text:p>
          </table:table-cell>
          <table:table-cell office:value-type="float" office:value="174.40144" calcext:value-type="float">
            <text:p>174.40144</text:p>
          </table:table-cell>
          <table:table-cell office:value-type="float" office:value="75.40718" calcext:value-type="float">
            <text:p>75.40718</text:p>
          </table:table-cell>
          <table:table-cell office:value-type="float" office:value="119.18623" calcext:value-type="float">
            <text:p>119.18623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143.30938" calcext:value-type="float">
            <text:p>143.30938</text:p>
          </table:table-cell>
          <table:table-cell office:value-type="float" office:value="28.23302" calcext:value-type="float">
            <text:p>28.2330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8" calcext:value-type="float">
            <text:p>8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4.69242" calcext:value-type="float">
            <text:p>74.69242</text:p>
          </table:table-cell>
          <table:table-cell office:value-type="float" office:value="121.15182" calcext:value-type="float">
            <text:p>121.15182</text:p>
          </table:table-cell>
          <table:table-cell office:value-type="float" office:value="19.83459" calcext:value-type="float">
            <text:p>19.83459</text:p>
          </table:table-cell>
          <table:table-cell office:value-type="float" office:value="173.50799" calcext:value-type="float">
            <text:p>173.50799</text:p>
          </table:table-cell>
          <table:table-cell office:value-type="float" office:value="75.76456" calcext:value-type="float">
            <text:p>75.76456</text:p>
          </table:table-cell>
          <table:table-cell office:value-type="float" office:value="119.36492" calcext:value-type="float">
            <text:p>119.36492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42.77331" calcext:value-type="float">
            <text:p>142.77331</text:p>
          </table:table-cell>
          <table:table-cell office:value-type="float" office:value="29.30516" calcext:value-type="float">
            <text:p>29.3051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9" calcext:value-type="float">
            <text:p>9</text:p>
          </table:table-cell>
          <table:table-cell office:value-type="float" office:value="64.68578" calcext:value-type="float">
            <text:p>64.68578</text:p>
          </table:table-cell>
          <table:table-cell office:value-type="float" office:value="74.15635" calcext:value-type="float">
            <text:p>74.15635</text:p>
          </table:table-cell>
          <table:table-cell office:value-type="float" office:value="120.79444" calcext:value-type="float">
            <text:p>120.79444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174.04406" calcext:value-type="float">
            <text:p>174.04406</text:p>
          </table:table-cell>
          <table:table-cell office:value-type="float" office:value="75.58587" calcext:value-type="float">
            <text:p>75.58587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145.27497" calcext:value-type="float">
            <text:p>145.27497</text:p>
          </table:table-cell>
          <table:table-cell office:value-type="float" office:value="31.62813" calcext:value-type="float">
            <text:p>31.6281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2</text:p>
          </table:table-cell>
          <table:table-cell office:value-type="string" calcext:value-type="string">
            <text:p>winter</text:p>
          </table:table-cell>
          <table:table-cell office:value-type="float" office:value="10" calcext:value-type="float">
            <text:p>10</text:p>
          </table:table-cell>
          <table:table-cell office:value-type="float" office:value="65.04316" calcext:value-type="float">
            <text:p>65.04316</text:p>
          </table:table-cell>
          <table:table-cell office:value-type="float" office:value="75.0498" calcext:value-type="float">
            <text:p>75.0498</text:p>
          </table:table-cell>
          <table:table-cell office:value-type="float" office:value="121.86658" calcext:value-type="float">
            <text:p>121.86658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74.40144" calcext:value-type="float">
            <text:p>174.40144</text:p>
          </table:table-cell>
          <table:table-cell office:value-type="float" office:value="76.12194" calcext:value-type="float">
            <text:p>76.12194</text:p>
          </table:table-cell>
          <table:table-cell office:value-type="float" office:value="119.54361" calcext:value-type="float">
            <text:p>119.54361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143.48807" calcext:value-type="float">
            <text:p>143.48807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2.2306" calcext:value-type="float">
            <text:p>132.2306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4.50045" calcext:value-type="float">
            <text:p>54.50045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85873" calcext:value-type="float">
            <text:p>163.85873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2.94536" calcext:value-type="float">
            <text:p>132.94536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32.76667" calcext:value-type="float">
            <text:p>132.76667</text:p>
          </table:table-cell>
          <table:table-cell office:value-type="float" office:value="24.30184" calcext:value-type="float">
            <text:p>24.3018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0.04648" calcext:value-type="float">
            <text:p>70.04648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3.04437" calcext:value-type="float">
            <text:p>13.04437</text:p>
          </table:table-cell>
          <table:table-cell office:value-type="float" office:value="164.03742" calcext:value-type="float">
            <text:p>164.03742</text:p>
          </table:table-cell>
          <table:table-cell office:value-type="float" office:value="67.36613" calcext:value-type="float">
            <text:p>67.36613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1.33715" calcext:value-type="float">
            <text:p>131.33715</text:p>
          </table:table-cell>
          <table:table-cell office:value-type="float" office:value="23.58708" calcext:value-type="float">
            <text:p>23.5870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1.15846" calcext:value-type="float">
            <text:p>131.15846</text:p>
          </table:table-cell>
          <table:table-cell office:value-type="float" office:value="23.58708" calcext:value-type="float">
            <text:p>23.5870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5.03652" calcext:value-type="float">
            <text:p>55.03652</text:p>
          </table:table-cell>
          <table:table-cell office:value-type="float" office:value="70.76124" calcext:value-type="float">
            <text:p>70.76124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4.57349" calcext:value-type="float">
            <text:p>164.57349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3.12405" calcext:value-type="float">
            <text:p>133.12405</text:p>
          </table:table-cell>
          <table:table-cell office:value-type="float" office:value="25.37398" calcext:value-type="float">
            <text:p>25.3739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69.86779" calcext:value-type="float">
            <text:p>69.86779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3.40175" calcext:value-type="float">
            <text:p>13.40175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7.72351" calcext:value-type="float">
            <text:p>67.72351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3.2297" calcext:value-type="float">
            <text:p>23.229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1.87322" calcext:value-type="float">
            <text:p>131.87322</text:p>
          </table:table-cell>
          <table:table-cell office:value-type="float" office:value="25.19529" calcext:value-type="float">
            <text:p>25.1952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42831" calcext:value-type="float">
            <text:p>53.42831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7.72351" calcext:value-type="float">
            <text:p>67.72351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29.55025" calcext:value-type="float">
            <text:p>129.55025</text:p>
          </table:table-cell>
          <table:table-cell office:value-type="float" office:value="24.12315" calcext:value-type="float">
            <text:p>24.1231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031-1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4.50045" calcext:value-type="float">
            <text:p>54.50045</text:p>
          </table:table-cell>
          <table:table-cell office:value-type="float" office:value="70.76124" calcext:value-type="float">
            <text:p>70.76124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1.69453" calcext:value-type="float">
            <text:p>131.69453</text:p>
          </table:table-cell>
          <table:table-cell office:value-type="float" office:value="23.94446" calcext:value-type="float">
            <text:p>23.9444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2.78659" calcext:value-type="float">
            <text:p>162.78659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2.15756" calcext:value-type="float">
            <text:p>22.1575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4.14307" calcext:value-type="float">
            <text:p>54.14307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3.58044" calcext:value-type="float">
            <text:p>13.58044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2.05191" calcext:value-type="float">
            <text:p>132.05191</text:p>
          </table:table-cell>
          <table:table-cell office:value-type="float" office:value="21.4428" calcext:value-type="float">
            <text:p>21.442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2.71355" calcext:value-type="float">
            <text:p>52.71355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2.78659" calcext:value-type="float">
            <text:p>162.78659</text:p>
          </table:table-cell>
          <table:table-cell office:value-type="float" office:value="69.15303" calcext:value-type="float">
            <text:p>69.15303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22.51494" calcext:value-type="float">
            <text:p>22.5149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7.36613" calcext:value-type="float">
            <text:p>67.36613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21.97887" calcext:value-type="float">
            <text:p>21.9788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2.53486" calcext:value-type="float">
            <text:p>52.53486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4.83127" calcext:value-type="float">
            <text:p>14.83127</text:p>
          </table:table-cell>
          <table:table-cell office:value-type="float" office:value="162.78659" calcext:value-type="float">
            <text:p>162.78659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28.83549" calcext:value-type="float">
            <text:p>128.83549</text:p>
          </table:table-cell>
          <table:table-cell office:value-type="float" office:value="23.40839" calcext:value-type="float">
            <text:p>23.4083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4.12315" calcext:value-type="float">
            <text:p>24.1231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69.86779" calcext:value-type="float">
            <text:p>69.86779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2.58798" calcext:value-type="float">
            <text:p>132.58798</text:p>
          </table:table-cell>
          <table:table-cell office:value-type="float" office:value="23.58708" calcext:value-type="float">
            <text:p>23.5870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4.83127" calcext:value-type="float">
            <text:p>14.83127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0.4437" calcext:value-type="float">
            <text:p>130.4437</text:p>
          </table:table-cell>
          <table:table-cell office:value-type="float" office:value="23.2297" calcext:value-type="float">
            <text:p>23.229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7.36613" calcext:value-type="float">
            <text:p>67.36613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4437" calcext:value-type="float">
            <text:p>130.4437</text:p>
          </table:table-cell>
          <table:table-cell office:value-type="float" office:value="21.4428" calcext:value-type="float">
            <text:p>21.442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1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4.85783" calcext:value-type="float">
            <text:p>54.8578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4.21611" calcext:value-type="float">
            <text:p>164.21611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2.94536" calcext:value-type="float">
            <text:p>132.94536</text:p>
          </table:table-cell>
          <table:table-cell office:value-type="float" office:value="21.26411" calcext:value-type="float">
            <text:p>21.2641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2.78659" calcext:value-type="float">
            <text:p>162.78659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1.51584" calcext:value-type="float">
            <text:p>131.51584</text:p>
          </table:table-cell>
          <table:table-cell office:value-type="float" office:value="20.54935" calcext:value-type="float">
            <text:p>20.5493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4.65258" calcext:value-type="float">
            <text:p>14.65258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2.58798" calcext:value-type="float">
            <text:p>132.58798</text:p>
          </table:table-cell>
          <table:table-cell office:value-type="float" office:value="21.62149" calcext:value-type="float">
            <text:p>21.6214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2.78659" calcext:value-type="float">
            <text:p>162.78659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2.05191" calcext:value-type="float">
            <text:p>132.05191</text:p>
          </table:table-cell>
          <table:table-cell office:value-type="float" office:value="21.4428" calcext:value-type="float">
            <text:p>21.442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39269" calcext:value-type="float">
            <text:p>107.39269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3.42831" calcext:value-type="float">
            <text:p>53.42831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76124" calcext:value-type="float">
            <text:p>70.76124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85873" calcext:value-type="float">
            <text:p>163.85873</text:p>
          </table:table-cell>
          <table:table-cell office:value-type="float" office:value="67.72351" calcext:value-type="float">
            <text:p>67.72351</text:p>
          </table:table-cell>
          <table:table-cell office:value-type="float" office:value="109.71566" calcext:value-type="float">
            <text:p>109.71566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2.69363" calcext:value-type="float">
            <text:p>22.6936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69.51041" calcext:value-type="float">
            <text:p>69.51041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3.58044" calcext:value-type="float">
            <text:p>13.58044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23.76577" calcext:value-type="float">
            <text:p>23.7657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4.65258" calcext:value-type="float">
            <text:p>14.65258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2.58798" calcext:value-type="float">
            <text:p>132.58798</text:p>
          </table:table-cell>
          <table:table-cell office:value-type="float" office:value="24.30184" calcext:value-type="float">
            <text:p>24.3018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0.76124" calcext:value-type="float">
            <text:p>70.76124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85873" calcext:value-type="float">
            <text:p>163.85873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2.93872" calcext:value-type="float">
            <text:p>122.93872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23.58708" calcext:value-type="float">
            <text:p>23.5870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1-3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4.50045" calcext:value-type="float">
            <text:p>54.50045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3.58044" calcext:value-type="float">
            <text:p>13.58044</text:p>
          </table:table-cell>
          <table:table-cell office:value-type="float" office:value="163.85873" calcext:value-type="float">
            <text:p>163.85873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2.51494" calcext:value-type="float">
            <text:p>22.51494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29.37156" calcext:value-type="float">
            <text:p>129.37156</text:p>
          </table:table-cell>
          <table:table-cell office:value-type="float" office:value="23.76577" calcext:value-type="float">
            <text:p>23.7657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2.40929" calcext:value-type="float">
            <text:p>132.40929</text:p>
          </table:table-cell>
          <table:table-cell office:value-type="float" office:value="23.05101" calcext:value-type="float">
            <text:p>23.0510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6.32055" calcext:value-type="float">
            <text:p>106.32055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29.55025" calcext:value-type="float">
            <text:p>129.55025</text:p>
          </table:table-cell>
          <table:table-cell office:value-type="float" office:value="24.83791" calcext:value-type="float">
            <text:p>24.83791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04648" calcext:value-type="float">
            <text:p>70.04648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2.42921" calcext:value-type="float">
            <text:p>162.42921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1.51584" calcext:value-type="float">
            <text:p>131.51584</text:p>
          </table:table-cell>
          <table:table-cell office:value-type="float" office:value="22.15756" calcext:value-type="float">
            <text:p>22.1575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97434" calcext:value-type="float">
            <text:p>68.97434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1.87322" calcext:value-type="float">
            <text:p>131.87322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3.12405" calcext:value-type="float">
            <text:p>133.12405</text:p>
          </table:table-cell>
          <table:table-cell office:value-type="float" office:value="22.69363" calcext:value-type="float">
            <text:p>22.6936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69.86779" calcext:value-type="float">
            <text:p>69.86779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71566" calcext:value-type="float">
            <text:p>109.71566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32.94536" calcext:value-type="float">
            <text:p>132.94536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1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29.90763" calcext:value-type="float">
            <text:p>129.90763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4.12315" calcext:value-type="float">
            <text:p>24.1231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2.05191" calcext:value-type="float">
            <text:p>132.05191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7.03531" calcext:value-type="float">
            <text:p>107.03531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2.58798" calcext:value-type="float">
            <text:p>132.58798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2.53486" calcext:value-type="float">
            <text:p>52.53486</text:p>
          </table:table-cell>
          <table:table-cell office:value-type="float" office:value="69.86779" calcext:value-type="float">
            <text:p>69.86779</text:p>
          </table:table-cell>
          <table:table-cell office:value-type="float" office:value="106.85662" calcext:value-type="float">
            <text:p>106.85662</text:p>
          </table:table-cell>
          <table:table-cell office:value-type="float" office:value="13.40175" calcext:value-type="float">
            <text:p>13.40175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32.58798" calcext:value-type="float">
            <text:p>132.58798</text:p>
          </table:table-cell>
          <table:table-cell office:value-type="float" office:value="21.80018" calcext:value-type="float">
            <text:p>21.8001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4.03742" calcext:value-type="float">
            <text:p>164.03742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5.91005" calcext:value-type="float">
            <text:p>25.9100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1.11862" calcext:value-type="float">
            <text:p>71.11862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4.21611" calcext:value-type="float">
            <text:p>164.21611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3.83881" calcext:value-type="float">
            <text:p>133.83881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3.42831" calcext:value-type="float">
            <text:p>53.42831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22.15756" calcext:value-type="float">
            <text:p>22.1575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28614" calcext:value-type="float">
            <text:p>108.28614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0.62239" calcext:value-type="float">
            <text:p>130.62239</text:p>
          </table:table-cell>
          <table:table-cell office:value-type="float" office:value="22.15756" calcext:value-type="float">
            <text:p>22.1575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3.40175" calcext:value-type="float">
            <text:p>13.40175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3.2297" calcext:value-type="float">
            <text:p>23.229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4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4.32176" calcext:value-type="float">
            <text:p>54.32176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3.85873" calcext:value-type="float">
            <text:p>163.85873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2.94536" calcext:value-type="float">
            <text:p>132.94536</text:p>
          </table:table-cell>
          <table:table-cell office:value-type="float" office:value="21.80018" calcext:value-type="float">
            <text:p>21.8001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8.82221" calcext:value-type="float">
            <text:p>108.82221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3.2297" calcext:value-type="float">
            <text:p>23.229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1.15846" calcext:value-type="float">
            <text:p>131.15846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8.64352" calcext:value-type="float">
            <text:p>108.64352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1.15846" calcext:value-type="float">
            <text:p>131.15846</text:p>
          </table:table-cell>
          <table:table-cell office:value-type="float" office:value="23.94446" calcext:value-type="float">
            <text:p>23.9444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8.28614" calcext:value-type="float">
            <text:p>108.28614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29.19287" calcext:value-type="float">
            <text:p>129.19287</text:p>
          </table:table-cell>
          <table:table-cell office:value-type="float" office:value="25.91005" calcext:value-type="float">
            <text:p>25.9100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39269" calcext:value-type="float">
            <text:p>107.39269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0.62239" calcext:value-type="float">
            <text:p>130.62239</text:p>
          </table:table-cell>
          <table:table-cell office:value-type="float" office:value="25.19529" calcext:value-type="float">
            <text:p>25.1952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8.10745" calcext:value-type="float">
            <text:p>108.10745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43827" calcext:value-type="float">
            <text:p>68.43827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33.12405" calcext:value-type="float">
            <text:p>133.12405</text:p>
          </table:table-cell>
          <table:table-cell office:value-type="float" office:value="25.37398" calcext:value-type="float">
            <text:p>25.37398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69.51041" calcext:value-type="float">
            <text:p>69.51041</text:p>
          </table:table-cell>
          <table:table-cell office:value-type="float" office:value="107.39269" calcext:value-type="float">
            <text:p>107.39269</text:p>
          </table:table-cell>
          <table:table-cell office:value-type="float" office:value="13.58044" calcext:value-type="float">
            <text:p>13.58044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7.54482" calcext:value-type="float">
            <text:p>67.5448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11741" calcext:value-type="float">
            <text:p>123.11741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42831" calcext:value-type="float">
            <text:p>53.42831</text:p>
          </table:table-cell>
          <table:table-cell office:value-type="float" office:value="70.04648" calcext:value-type="float">
            <text:p>70.04648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29.90763" calcext:value-type="float">
            <text:p>129.90763</text:p>
          </table:table-cell>
          <table:table-cell office:value-type="float" office:value="25.0166" calcext:value-type="float">
            <text:p>25.0166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96438" calcext:value-type="float">
            <text:p>53.96438</text:p>
          </table:table-cell>
          <table:table-cell office:value-type="float" office:value="69.6891" calcext:value-type="float">
            <text:p>69.6891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4.11651" calcext:value-type="float">
            <text:p>14.11651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31.33715" calcext:value-type="float">
            <text:p>131.33715</text:p>
          </table:table-cell>
          <table:table-cell office:value-type="float" office:value="23.76577" calcext:value-type="float">
            <text:p>23.7657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3-5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4.14307" calcext:value-type="float">
            <text:p>54.14307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3.68004" calcext:value-type="float">
            <text:p>163.68004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89435" calcext:value-type="float">
            <text:p>109.89435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97977" calcext:value-type="float">
            <text:p>130.97977</text:p>
          </table:table-cell>
          <table:table-cell office:value-type="float" office:value="24.48053" calcext:value-type="float">
            <text:p>24.48053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6.67793" calcext:value-type="float">
            <text:p>106.67793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2.25052" calcext:value-type="float">
            <text:p>162.25052</text:p>
          </table:table-cell>
          <table:table-cell office:value-type="float" office:value="68.25958" calcext:value-type="float">
            <text:p>68.25958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27.40597" calcext:value-type="float">
            <text:p>127.40597</text:p>
          </table:table-cell>
          <table:table-cell office:value-type="float" office:value="23.40839" calcext:value-type="float">
            <text:p>23.4083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93993" calcext:value-type="float">
            <text:p>70.93993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8.97434" calcext:value-type="float">
            <text:p>68.97434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65348" calcext:value-type="float">
            <text:p>123.65348</text:p>
          </table:table-cell>
          <table:table-cell office:value-type="float" office:value="127.94204" calcext:value-type="float">
            <text:p>127.94204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office:value-type="float" office:value="52.89224" calcext:value-type="float">
            <text:p>52.89224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6.49924" calcext:value-type="float">
            <text:p>106.49924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53697" calcext:value-type="float">
            <text:p>109.53697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29.01418" calcext:value-type="float">
            <text:p>129.01418</text:p>
          </table:table-cell>
          <table:table-cell office:value-type="float" office:value="24.12315" calcext:value-type="float">
            <text:p>24.1231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4" calcext:value-type="float">
            <text:p>4</text:p>
          </table:table-cell>
          <table:table-cell office:value-type="float" office:value="53.07093" calcext:value-type="float">
            <text:p>53.07093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3.93782" calcext:value-type="float">
            <text:p>13.93782</text:p>
          </table:table-cell>
          <table:table-cell office:value-type="float" office:value="162.6079" calcext:value-type="float">
            <text:p>162.6079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9.17959" calcext:value-type="float">
            <text:p>109.17959</text:p>
          </table:table-cell>
          <table:table-cell office:value-type="float" office:value="123.47479" calcext:value-type="float">
            <text:p>123.47479</text:p>
          </table:table-cell>
          <table:table-cell office:value-type="float" office:value="128.47811" calcext:value-type="float">
            <text:p>128.47811</text:p>
          </table:table-cell>
          <table:table-cell office:value-type="float" office:value="21.62149" calcext:value-type="float">
            <text:p>21.62149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5" calcext:value-type="float">
            <text:p>5</text:p>
          </table:table-cell>
          <table:table-cell office:value-type="float" office:value="53.24962" calcext:value-type="float">
            <text:p>53.24962</text:p>
          </table:table-cell>
          <table:table-cell office:value-type="float" office:value="70.04648" calcext:value-type="float">
            <text:p>70.04648</text:p>
          </table:table-cell>
          <table:table-cell office:value-type="float" office:value="107.75007" calcext:value-type="float">
            <text:p>107.75007</text:p>
          </table:table-cell>
          <table:table-cell office:value-type="float" office:value="14.47389" calcext:value-type="float">
            <text:p>14.47389</text:p>
          </table:table-cell>
          <table:table-cell office:value-type="float" office:value="162.96528" calcext:value-type="float">
            <text:p>162.96528</text:p>
          </table:table-cell>
          <table:table-cell office:value-type="float" office:value="68.97434" calcext:value-type="float">
            <text:p>68.97434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0.08632" calcext:value-type="float">
            <text:p>130.08632</text:p>
          </table:table-cell>
          <table:table-cell office:value-type="float" office:value="25.91005" calcext:value-type="float">
            <text:p>25.91005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46483" calcext:value-type="float">
            <text:p>108.46483</text:p>
          </table:table-cell>
          <table:table-cell office:value-type="float" office:value="14.65258" calcext:value-type="float">
            <text:p>14.65258</text:p>
          </table:table-cell>
          <table:table-cell office:value-type="float" office:value="163.32266" calcext:value-type="float">
            <text:p>163.32266</text:p>
          </table:table-cell>
          <table:table-cell office:value-type="float" office:value="68.61696" calcext:value-type="float">
            <text:p>68.61696</text:p>
          </table:table-cell>
          <table:table-cell office:value-type="float" office:value="109.35828" calcext:value-type="float">
            <text:p>109.35828</text:p>
          </table:table-cell>
          <table:table-cell office:value-type="float" office:value="124.18955" calcext:value-type="float">
            <text:p>124.18955</text:p>
          </table:table-cell>
          <table:table-cell office:value-type="float" office:value="130.62239" calcext:value-type="float">
            <text:p>130.62239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7" calcext:value-type="float">
            <text:p>7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40386" calcext:value-type="float">
            <text:p>70.40386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3.75913" calcext:value-type="float">
            <text:p>13.75913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7.9022" calcext:value-type="float">
            <text:p>67.9022</text:p>
          </table:table-cell>
          <table:table-cell office:value-type="float" office:value="108.82221" calcext:value-type="float">
            <text:p>108.82221</text:p>
          </table:table-cell>
          <table:table-cell office:value-type="float" office:value="123.2961" calcext:value-type="float">
            <text:p>123.2961</text:p>
          </table:table-cell>
          <table:table-cell office:value-type="float" office:value="130.26501" calcext:value-type="float">
            <text:p>130.26501</text:p>
          </table:table-cell>
          <table:table-cell office:value-type="float" office:value="23.2297" calcext:value-type="float">
            <text:p>23.229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8" calcext:value-type="float">
            <text:p>8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57138" calcext:value-type="float">
            <text:p>107.57138</text:p>
          </table:table-cell>
          <table:table-cell office:value-type="float" office:value="14.65258" calcext:value-type="float">
            <text:p>14.65258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79565" calcext:value-type="float">
            <text:p>68.79565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0.80108" calcext:value-type="float">
            <text:p>130.80108</text:p>
          </table:table-cell>
          <table:table-cell office:value-type="float" office:value="24.65922" calcext:value-type="float">
            <text:p>24.6592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float" office:value="53.78569" calcext:value-type="float">
            <text:p>53.78569</text:p>
          </table:table-cell>
          <table:table-cell office:value-type="float" office:value="70.22517" calcext:value-type="float">
            <text:p>70.22517</text:p>
          </table:table-cell>
          <table:table-cell office:value-type="float" office:value="108.28614" calcext:value-type="float">
            <text:p>108.28614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3.50135" calcext:value-type="float">
            <text:p>163.50135</text:p>
          </table:table-cell>
          <table:table-cell office:value-type="float" office:value="68.97434" calcext:value-type="float">
            <text:p>68.97434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23.83217" calcext:value-type="float">
            <text:p>123.83217</text:p>
          </table:table-cell>
          <table:table-cell office:value-type="float" office:value="132.05191" calcext:value-type="float">
            <text:p>132.05191</text:p>
          </table:table-cell>
          <table:table-cell office:value-type="float" office:value="27.33957" calcext:value-type="float">
            <text:p>27.33957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1106-1</text:p>
          </table:table-cell>
          <table:table-cell office:value-type="string" calcext:value-type="string">
            <text:p>spring</text:p>
          </table:table-cell>
          <table:table-cell office:value-type="float" office:value="10" calcext:value-type="float">
            <text:p>10</text:p>
          </table:table-cell>
          <table:table-cell office:value-type="float" office:value="53.607" calcext:value-type="float">
            <text:p>53.607</text:p>
          </table:table-cell>
          <table:table-cell office:value-type="float" office:value="70.58255" calcext:value-type="float">
            <text:p>70.58255</text:p>
          </table:table-cell>
          <table:table-cell office:value-type="float" office:value="107.92876" calcext:value-type="float">
            <text:p>107.92876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63.14397" calcext:value-type="float">
            <text:p>163.14397</text:p>
          </table:table-cell>
          <table:table-cell office:value-type="float" office:value="68.08089" calcext:value-type="float">
            <text:p>68.08089</text:p>
          </table:table-cell>
          <table:table-cell office:value-type="float" office:value="109.0009" calcext:value-type="float">
            <text:p>109.0009</text:p>
          </table:table-cell>
          <table:table-cell office:value-type="float" office:value="124.01086" calcext:value-type="float">
            <text:p>124.01086</text:p>
          </table:table-cell>
          <table:table-cell office:value-type="float" office:value="134.37488" calcext:value-type="float">
            <text:p>134.37488</text:p>
          </table:table-cell>
          <table:table-cell office:value-type="float" office:value="22.87232" calcext:value-type="float">
            <text:p>22.87232</text:p>
          </table:table-cell>
          <table:table-cell office:value-type="float" office:value="0.17869" calcext:value-type="float">
            <text:p>0.17869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63.826728" calcext:value-type="float">
            <text:p>163.826728</text:p>
          </table:table-cell>
          <table:table-cell office:value-type="float" office:value="120.649503" calcext:value-type="float">
            <text:p>120.649503</text:p>
          </table:table-cell>
          <table:table-cell office:value-type="float" office:value="101.898251" calcext:value-type="float">
            <text:p>101.898251</text:p>
          </table:table-cell>
          <table:table-cell office:value-type="float" office:value="183.318161" calcext:value-type="float">
            <text:p>183.318161</text:p>
          </table:table-cell>
          <table:table-cell office:value-type="float" office:value="59.21448" calcext:value-type="float">
            <text:p>59.21448</text:p>
          </table:table-cell>
          <table:table-cell office:value-type="float" office:value="226.001932" calcext:value-type="float">
            <text:p>226.001932</text:p>
          </table:table-cell>
          <table:table-cell office:value-type="float" office:value="122.376592" calcext:value-type="float">
            <text:p>122.376592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126.570951" calcext:value-type="float">
            <text:p>126.57095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100.911343" calcext:value-type="float">
            <text:p>100.911343</text:p>
          </table:table-cell>
          <table:table-cell office:value-type="float" office:value="183.318161" calcext:value-type="float">
            <text:p>183.318161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26.495386" calcext:value-type="float">
            <text:p>226.495386</text:p>
          </table:table-cell>
          <table:table-cell office:value-type="float" office:value="120.649503" calcext:value-type="float">
            <text:p>120.649503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29.778402" calcext:value-type="float">
            <text:p>129.77840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63.086547" calcext:value-type="float">
            <text:p>163.086547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101.898251" calcext:value-type="float">
            <text:p>101.898251</text:p>
          </table:table-cell>
          <table:table-cell office:value-type="float" office:value="183.564888" calcext:value-type="float">
            <text:p>183.564888</text:p>
          </table:table-cell>
          <table:table-cell office:value-type="float" office:value="58.721026" calcext:value-type="float">
            <text:p>58.721026</text:p>
          </table:table-cell>
          <table:table-cell office:value-type="float" office:value="226.742113" calcext:value-type="float">
            <text:p>226.742113</text:p>
          </table:table-cell>
          <table:table-cell office:value-type="float" office:value="121.636411" calcext:value-type="float">
            <text:p>121.636411</text:p>
          </table:table-cell>
          <table:table-cell office:value-type="float" office:value="135.946577" calcext:value-type="float">
            <text:p>135.946577</text:p>
          </table:table-cell>
          <table:table-cell office:value-type="float" office:value="127.804586" calcext:value-type="float">
            <text:p>127.80458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62.83982" calcext:value-type="float">
            <text:p>162.83982</text:p>
          </table:table-cell>
          <table:table-cell office:value-type="float" office:value="163.580001" calcext:value-type="float">
            <text:p>163.580001</text:p>
          </table:table-cell>
          <table:table-cell office:value-type="float" office:value="120.649503" calcext:value-type="float">
            <text:p>120.649503</text:p>
          </table:table-cell>
          <table:table-cell office:value-type="float" office:value="100.911343" calcext:value-type="float">
            <text:p>100.911343</text:p>
          </table:table-cell>
          <table:table-cell office:value-type="float" office:value="183.071434" calcext:value-type="float">
            <text:p>183.071434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26.495386" calcext:value-type="float">
            <text:p>226.495386</text:p>
          </table:table-cell>
          <table:table-cell office:value-type="float" office:value="121.389684" calcext:value-type="float">
            <text:p>121.389684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127.311132" calcext:value-type="float">
            <text:p>127.31113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63.086547" calcext:value-type="float">
            <text:p>163.086547</text:p>
          </table:table-cell>
          <table:table-cell office:value-type="float" office:value="163.580001" calcext:value-type="float">
            <text:p>163.580001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100.417889" calcext:value-type="float">
            <text:p>100.417889</text:p>
          </table:table-cell>
          <table:table-cell office:value-type="float" office:value="183.564888" calcext:value-type="float">
            <text:p>183.564888</text:p>
          </table:table-cell>
          <table:table-cell office:value-type="float" office:value="57.240664" calcext:value-type="float">
            <text:p>57.240664</text:p>
          </table:table-cell>
          <table:table-cell office:value-type="float" office:value="226.98884" calcext:value-type="float">
            <text:p>226.98884</text:p>
          </table:table-cell>
          <table:table-cell office:value-type="float" office:value="120.402776" calcext:value-type="float">
            <text:p>120.402776</text:p>
          </table:table-cell>
          <table:table-cell office:value-type="float" office:value="135.453123" calcext:value-type="float">
            <text:p>135.453123</text:p>
          </table:table-cell>
          <table:table-cell office:value-type="float" office:value="128.051313" calcext:value-type="float">
            <text:p>128.05131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63.086547" calcext:value-type="float">
            <text:p>163.086547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99.677708" calcext:value-type="float">
            <text:p>99.677708</text:p>
          </table:table-cell>
          <table:table-cell office:value-type="float" office:value="184.058342" calcext:value-type="float">
            <text:p>184.058342</text:p>
          </table:table-cell>
          <table:table-cell office:value-type="float" office:value="58.227572" calcext:value-type="float">
            <text:p>58.227572</text:p>
          </table:table-cell>
          <table:table-cell office:value-type="float" office:value="226.98884" calcext:value-type="float">
            <text:p>226.98884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135.206396" calcext:value-type="float">
            <text:p>135.206396</text:p>
          </table:table-cell>
          <table:table-cell office:value-type="float" office:value="130.76531" calcext:value-type="float">
            <text:p>130.7653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62.593093" calcext:value-type="float">
            <text:p>162.593093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20.649503" calcext:value-type="float">
            <text:p>120.649503</text:p>
          </table:table-cell>
          <table:table-cell office:value-type="float" office:value="101.15807" calcext:value-type="float">
            <text:p>101.15807</text:p>
          </table:table-cell>
          <table:table-cell office:value-type="float" office:value="183.071434" calcext:value-type="float">
            <text:p>183.071434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26.495386" calcext:value-type="float">
            <text:p>226.495386</text:p>
          </table:table-cell>
          <table:table-cell office:value-type="float" office:value="121.389684" calcext:value-type="float">
            <text:p>121.389684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127.804586" calcext:value-type="float">
            <text:p>127.80458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63.580001" calcext:value-type="float">
            <text:p>163.580001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100.171162" calcext:value-type="float">
            <text:p>100.171162</text:p>
          </table:table-cell>
          <table:table-cell office:value-type="float" office:value="183.564888" calcext:value-type="float">
            <text:p>183.564888</text:p>
          </table:table-cell>
          <table:table-cell office:value-type="float" office:value="58.227572" calcext:value-type="float">
            <text:p>58.227572</text:p>
          </table:table-cell>
          <table:table-cell office:value-type="float" office:value="227.235567" calcext:value-type="float">
            <text:p>227.235567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136.440031" calcext:value-type="float">
            <text:p>136.440031</text:p>
          </table:table-cell>
          <table:table-cell office:value-type="float" office:value="129.778402" calcext:value-type="float">
            <text:p>129.77840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63.580001" calcext:value-type="float">
            <text:p>163.580001</text:p>
          </table:table-cell>
          <table:table-cell office:value-type="float" office:value="120.649503" calcext:value-type="float">
            <text:p>120.649503</text:p>
          </table:table-cell>
          <table:table-cell office:value-type="float" office:value="101.15807" calcext:value-type="float">
            <text:p>101.15807</text:p>
          </table:table-cell>
          <table:table-cell office:value-type="float" office:value="182.57798" calcext:value-type="float">
            <text:p>182.57798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26.742113" calcext:value-type="float">
            <text:p>226.742113</text:p>
          </table:table-cell>
          <table:table-cell office:value-type="float" office:value="121.636411" calcext:value-type="float">
            <text:p>121.636411</text:p>
          </table:table-cell>
          <table:table-cell office:value-type="float" office:value="134.466215" calcext:value-type="float">
            <text:p>134.466215</text:p>
          </table:table-cell>
          <table:table-cell office:value-type="float" office:value="127.064405" calcext:value-type="float">
            <text:p>127.064405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3-1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62.83982" calcext:value-type="float">
            <text:p>162.83982</text:p>
          </table:table-cell>
          <table:table-cell office:value-type="float" office:value="163.580001" calcext:value-type="float">
            <text:p>163.580001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100.417889" calcext:value-type="float">
            <text:p>100.417889</text:p>
          </table:table-cell>
          <table:table-cell office:value-type="float" office:value="183.318161" calcext:value-type="float">
            <text:p>183.318161</text:p>
          </table:table-cell>
          <table:table-cell office:value-type="float" office:value="57.734118" calcext:value-type="float">
            <text:p>57.734118</text:p>
          </table:table-cell>
          <table:table-cell office:value-type="float" office:value="226.742113" calcext:value-type="float">
            <text:p>226.742113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128.051313" calcext:value-type="float">
            <text:p>128.05131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79.617256" calcext:value-type="float">
            <text:p>179.617256</text:p>
          </table:table-cell>
          <table:table-cell office:value-type="float" office:value="162.593093" calcext:value-type="float">
            <text:p>162.593093</text:p>
          </table:table-cell>
          <table:table-cell office:value-type="float" office:value="134.959669" calcext:value-type="float">
            <text:p>134.959669</text:p>
          </table:table-cell>
          <table:table-cell office:value-type="float" office:value="100.417889" calcext:value-type="float">
            <text:p>100.417889</text:p>
          </table:table-cell>
          <table:table-cell office:value-type="float" office:value="197.134873" calcext:value-type="float">
            <text:p>197.134873</text:p>
          </table:table-cell>
          <table:table-cell office:value-type="float" office:value="55.760302" calcext:value-type="float">
            <text:p>55.760302</text:p>
          </table:table-cell>
          <table:table-cell office:value-type="float" office:value="240.805552" calcext:value-type="float">
            <text:p>240.805552</text:p>
          </table:table-cell>
          <table:table-cell office:value-type="float" office:value="118.42896" calcext:value-type="float">
            <text:p>118.42896</text:p>
          </table:table-cell>
          <table:table-cell office:value-type="float" office:value="149.516562" calcext:value-type="float">
            <text:p>149.516562</text:p>
          </table:table-cell>
          <table:table-cell office:value-type="float" office:value="128.791494" calcext:value-type="float">
            <text:p>128.79149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78.877075" calcext:value-type="float">
            <text:p>178.877075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35.206396" calcext:value-type="float">
            <text:p>135.206396</text:p>
          </table:table-cell>
          <table:table-cell office:value-type="float" office:value="98.937527" calcext:value-type="float">
            <text:p>98.937527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6.007029" calcext:value-type="float">
            <text:p>56.007029</text:p>
          </table:table-cell>
          <table:table-cell office:value-type="float" office:value="241.052279" calcext:value-type="float">
            <text:p>241.052279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149.269835" calcext:value-type="float">
            <text:p>149.269835</text:p>
          </table:table-cell>
          <table:table-cell office:value-type="float" office:value="126.817678" calcext:value-type="float">
            <text:p>126.81767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78.630348" calcext:value-type="float">
            <text:p>178.630348</text:p>
          </table:table-cell>
          <table:table-cell office:value-type="float" office:value="162.593093" calcext:value-type="float">
            <text:p>162.593093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101.15807" calcext:value-type="float">
            <text:p>101.15807</text:p>
          </table:table-cell>
          <table:table-cell office:value-type="float" office:value="197.3816" calcext:value-type="float">
            <text:p>197.3816</text:p>
          </table:table-cell>
          <table:table-cell office:value-type="float" office:value="56.500483" calcext:value-type="float">
            <text:p>56.500483</text:p>
          </table:table-cell>
          <table:table-cell office:value-type="float" office:value="240.805552" calcext:value-type="float">
            <text:p>240.805552</text:p>
          </table:table-cell>
          <table:table-cell office:value-type="float" office:value="118.42896" calcext:value-type="float">
            <text:p>118.42896</text:p>
          </table:table-cell>
          <table:table-cell office:value-type="float" office:value="148.529654" calcext:value-type="float">
            <text:p>148.529654</text:p>
          </table:table-cell>
          <table:table-cell office:value-type="float" office:value="128.544767" calcext:value-type="float">
            <text:p>128.54476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78.630348" calcext:value-type="float">
            <text:p>178.630348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99.184254" calcext:value-type="float">
            <text:p>99.184254</text:p>
          </table:table-cell>
          <table:table-cell office:value-type="float" office:value="196.888146" calcext:value-type="float">
            <text:p>196.888146</text:p>
          </table:table-cell>
          <table:table-cell office:value-type="float" office:value="56.007029" calcext:value-type="float">
            <text:p>56.007029</text:p>
          </table:table-cell>
          <table:table-cell office:value-type="float" office:value="240.805552" calcext:value-type="float">
            <text:p>240.805552</text:p>
          </table:table-cell>
          <table:table-cell office:value-type="float" office:value="118.922414" calcext:value-type="float">
            <text:p>118.922414</text:p>
          </table:table-cell>
          <table:table-cell office:value-type="float" office:value="149.269835" calcext:value-type="float">
            <text:p>149.269835</text:p>
          </table:table-cell>
          <table:table-cell office:value-type="float" office:value="127.804586" calcext:value-type="float">
            <text:p>127.80458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79.123802" calcext:value-type="float">
            <text:p>179.123802</text:p>
          </table:table-cell>
          <table:table-cell office:value-type="float" office:value="161.606185" calcext:value-type="float">
            <text:p>161.606185</text:p>
          </table:table-cell>
          <table:table-cell office:value-type="float" office:value="134.959669" calcext:value-type="float">
            <text:p>134.959669</text:p>
          </table:table-cell>
          <table:table-cell office:value-type="float" office:value="98.937527" calcext:value-type="float">
            <text:p>98.937527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266848" calcext:value-type="float">
            <text:p>55.266848</text:p>
          </table:table-cell>
          <table:table-cell office:value-type="float" office:value="241.052279" calcext:value-type="float">
            <text:p>241.052279</text:p>
          </table:table-cell>
          <table:table-cell office:value-type="float" office:value="117.195325" calcext:value-type="float">
            <text:p>117.195325</text:p>
          </table:table-cell>
          <table:table-cell office:value-type="float" office:value="149.516562" calcext:value-type="float">
            <text:p>149.516562</text:p>
          </table:table-cell>
          <table:table-cell office:value-type="float" office:value="125.584043" calcext:value-type="float">
            <text:p>125.58404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79.370529" calcext:value-type="float">
            <text:p>179.370529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35.206396" calcext:value-type="float">
            <text:p>135.206396</text:p>
          </table:table-cell>
          <table:table-cell office:value-type="float" office:value="98.937527" calcext:value-type="float">
            <text:p>98.937527</text:p>
          </table:table-cell>
          <table:table-cell office:value-type="float" office:value="197.3816" calcext:value-type="float">
            <text:p>197.3816</text:p>
          </table:table-cell>
          <table:table-cell office:value-type="float" office:value="55.760302" calcext:value-type="float">
            <text:p>55.760302</text:p>
          </table:table-cell>
          <table:table-cell office:value-type="float" office:value="241.299006" calcext:value-type="float">
            <text:p>241.299006</text:p>
          </table:table-cell>
          <table:table-cell office:value-type="float" office:value="118.922414" calcext:value-type="float">
            <text:p>118.922414</text:p>
          </table:table-cell>
          <table:table-cell office:value-type="float" office:value="150.50347" calcext:value-type="float">
            <text:p>150.50347</text:p>
          </table:table-cell>
          <table:table-cell office:value-type="float" office:value="127.064405" calcext:value-type="float">
            <text:p>127.064405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79.370529" calcext:value-type="float">
            <text:p>179.370529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34.959669" calcext:value-type="float">
            <text:p>134.959669</text:p>
          </table:table-cell>
          <table:table-cell office:value-type="float" office:value="99.184254" calcext:value-type="float">
            <text:p>99.184254</text:p>
          </table:table-cell>
          <table:table-cell office:value-type="float" office:value="197.134873" calcext:value-type="float">
            <text:p>197.134873</text:p>
          </table:table-cell>
          <table:table-cell office:value-type="float" office:value="56.007029" calcext:value-type="float">
            <text:p>56.007029</text:p>
          </table:table-cell>
          <table:table-cell office:value-type="float" office:value="241.052279" calcext:value-type="float">
            <text:p>241.052279</text:p>
          </table:table-cell>
          <table:table-cell office:value-type="float" office:value="118.182233" calcext:value-type="float">
            <text:p>118.182233</text:p>
          </table:table-cell>
          <table:table-cell office:value-type="float" office:value="150.010016" calcext:value-type="float">
            <text:p>150.010016</text:p>
          </table:table-cell>
          <table:table-cell office:value-type="float" office:value="125.83077" calcext:value-type="float">
            <text:p>125.8307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80.604164" calcext:value-type="float">
            <text:p>180.604164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35.206396" calcext:value-type="float">
            <text:p>135.206396</text:p>
          </table:table-cell>
          <table:table-cell office:value-type="float" office:value="99.677708" calcext:value-type="float">
            <text:p>99.677708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6.500483" calcext:value-type="float">
            <text:p>56.500483</text:p>
          </table:table-cell>
          <table:table-cell office:value-type="float" office:value="241.545733" calcext:value-type="float">
            <text:p>241.545733</text:p>
          </table:table-cell>
          <table:table-cell office:value-type="float" office:value="117.935506" calcext:value-type="float">
            <text:p>117.935506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26.570951" calcext:value-type="float">
            <text:p>126.57095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78.877075" calcext:value-type="float">
            <text:p>178.877075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99.430981" calcext:value-type="float">
            <text:p>99.430981</text:p>
          </table:table-cell>
          <table:table-cell office:value-type="float" office:value="197.3816" calcext:value-type="float">
            <text:p>197.3816</text:p>
          </table:table-cell>
          <table:table-cell office:value-type="float" office:value="55.513575" calcext:value-type="float">
            <text:p>55.513575</text:p>
          </table:table-cell>
          <table:table-cell office:value-type="float" office:value="241.052279" calcext:value-type="float">
            <text:p>241.052279</text:p>
          </table:table-cell>
          <table:table-cell office:value-type="float" office:value="118.675687" calcext:value-type="float">
            <text:p>118.675687</text:p>
          </table:table-cell>
          <table:table-cell office:value-type="float" office:value="149.516562" calcext:value-type="float">
            <text:p>149.516562</text:p>
          </table:table-cell>
          <table:table-cell office:value-type="float" office:value="126.570951" calcext:value-type="float">
            <text:p>126.57095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3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79.123802" calcext:value-type="float">
            <text:p>179.123802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34.712942" calcext:value-type="float">
            <text:p>134.712942</text:p>
          </table:table-cell>
          <table:table-cell office:value-type="float" office:value="98.6908" calcext:value-type="float">
            <text:p>98.6908</text:p>
          </table:table-cell>
          <table:table-cell office:value-type="float" office:value="197.134873" calcext:value-type="float">
            <text:p>197.134873</text:p>
          </table:table-cell>
          <table:table-cell office:value-type="float" office:value="55.020121" calcext:value-type="float">
            <text:p>55.020121</text:p>
          </table:table-cell>
          <table:table-cell office:value-type="float" office:value="241.545733" calcext:value-type="float">
            <text:p>241.545733</text:p>
          </table:table-cell>
          <table:table-cell office:value-type="float" office:value="117.442052" calcext:value-type="float">
            <text:p>117.442052</text:p>
          </table:table-cell>
          <table:table-cell office:value-type="float" office:value="149.023108" calcext:value-type="float">
            <text:p>149.023108</text:p>
          </table:table-cell>
          <table:table-cell office:value-type="float" office:value="125.090589" calcext:value-type="float">
            <text:p>125.090589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57.90528" calcext:value-type="float">
            <text:p>157.90528</text:p>
          </table:table-cell>
          <table:table-cell office:value-type="float" office:value="111.02715" calcext:value-type="float">
            <text:p>111.02715</text:p>
          </table:table-cell>
          <table:table-cell office:value-type="float" office:value="94.496441" calcext:value-type="float">
            <text:p>94.496441</text:p>
          </table:table-cell>
          <table:table-cell office:value-type="float" office:value="172.7089" calcext:value-type="float">
            <text:p>172.7089</text:p>
          </table:table-cell>
          <table:table-cell office:value-type="float" office:value="52.552851" calcext:value-type="float">
            <text:p>52.552851</text:p>
          </table:table-cell>
          <table:table-cell office:value-type="float" office:value="216.132852" calcext:value-type="float">
            <text:p>216.132852</text:p>
          </table:table-cell>
          <table:table-cell office:value-type="float" office:value="113.741147" calcext:value-type="float">
            <text:p>113.741147</text:p>
          </table:table-cell>
          <table:table-cell office:value-type="float" office:value="123.856954" calcext:value-type="float">
            <text:p>123.856954</text:p>
          </table:table-cell>
          <table:table-cell office:value-type="float" office:value="122.376592" calcext:value-type="float">
            <text:p>122.37659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51.983832" calcext:value-type="float">
            <text:p>151.983832</text:p>
          </table:table-cell>
          <table:table-cell office:value-type="float" office:value="156.671645" calcext:value-type="float">
            <text:p>156.671645</text:p>
          </table:table-cell>
          <table:table-cell office:value-type="float" office:value="111.520604" calcext:value-type="float">
            <text:p>111.520604</text:p>
          </table:table-cell>
          <table:table-cell office:value-type="float" office:value="94.249714" calcext:value-type="float">
            <text:p>94.249714</text:p>
          </table:table-cell>
          <table:table-cell office:value-type="float" office:value="173.202354" calcext:value-type="float">
            <text:p>173.202354</text:p>
          </table:table-cell>
          <table:table-cell office:value-type="float" office:value="51.565943" calcext:value-type="float">
            <text:p>51.565943</text:p>
          </table:table-cell>
          <table:table-cell office:value-type="float" office:value="216.873033" calcext:value-type="float">
            <text:p>216.873033</text:p>
          </table:table-cell>
          <table:table-cell office:value-type="float" office:value="114.728055" calcext:value-type="float">
            <text:p>114.728055</text:p>
          </table:table-cell>
          <table:table-cell office:value-type="float" office:value="123.610227" calcext:value-type="float">
            <text:p>123.610227</text:p>
          </table:table-cell>
          <table:table-cell office:value-type="float" office:value="121.636411" calcext:value-type="float">
            <text:p>121.63641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53.217467" calcext:value-type="float">
            <text:p>153.217467</text:p>
          </table:table-cell>
          <table:table-cell office:value-type="float" office:value="157.411826" calcext:value-type="float">
            <text:p>157.411826</text:p>
          </table:table-cell>
          <table:table-cell office:value-type="float" office:value="111.02715" calcext:value-type="float">
            <text:p>111.02715</text:p>
          </table:table-cell>
          <table:table-cell office:value-type="float" office:value="94.989895" calcext:value-type="float">
            <text:p>94.989895</text:p>
          </table:table-cell>
          <table:table-cell office:value-type="float" office:value="173.449081" calcext:value-type="float">
            <text:p>173.449081</text:p>
          </table:table-cell>
          <table:table-cell office:value-type="float" office:value="52.552851" calcext:value-type="float">
            <text:p>52.552851</text:p>
          </table:table-cell>
          <table:table-cell office:value-type="float" office:value="216.379579" calcext:value-type="float">
            <text:p>216.379579</text:p>
          </table:table-cell>
          <table:table-cell office:value-type="float" office:value="115.221509" calcext:value-type="float">
            <text:p>115.221509</text:p>
          </table:table-cell>
          <table:table-cell office:value-type="float" office:value="124.843862" calcext:value-type="float">
            <text:p>124.843862</text:p>
          </table:table-cell>
          <table:table-cell office:value-type="float" office:value="123.610227" calcext:value-type="float">
            <text:p>123.61022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53.217467" calcext:value-type="float">
            <text:p>153.217467</text:p>
          </table:table-cell>
          <table:table-cell office:value-type="float" office:value="157.165099" calcext:value-type="float">
            <text:p>157.165099</text:p>
          </table:table-cell>
          <table:table-cell office:value-type="float" office:value="111.02715" calcext:value-type="float">
            <text:p>111.02715</text:p>
          </table:table-cell>
          <table:table-cell office:value-type="float" office:value="94.743168" calcext:value-type="float">
            <text:p>94.743168</text:p>
          </table:table-cell>
          <table:table-cell office:value-type="float" office:value="173.449081" calcext:value-type="float">
            <text:p>173.449081</text:p>
          </table:table-cell>
          <table:table-cell office:value-type="float" office:value="51.81267" calcext:value-type="float">
            <text:p>51.81267</text:p>
          </table:table-cell>
          <table:table-cell office:value-type="float" office:value="216.132852" calcext:value-type="float">
            <text:p>216.132852</text:p>
          </table:table-cell>
          <table:table-cell office:value-type="float" office:value="114.234601" calcext:value-type="float">
            <text:p>114.234601</text:p>
          </table:table-cell>
          <table:table-cell office:value-type="float" office:value="124.350408" calcext:value-type="float">
            <text:p>124.350408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56.918372" calcext:value-type="float">
            <text:p>156.918372</text:p>
          </table:table-cell>
          <table:table-cell office:value-type="float" office:value="111.767331" calcext:value-type="float">
            <text:p>111.767331</text:p>
          </table:table-cell>
          <table:table-cell office:value-type="float" office:value="93.75626" calcext:value-type="float">
            <text:p>93.75626</text:p>
          </table:table-cell>
          <table:table-cell office:value-type="float" office:value="173.449081" calcext:value-type="float">
            <text:p>173.449081</text:p>
          </table:table-cell>
          <table:table-cell office:value-type="float" office:value="51.81267" calcext:value-type="float">
            <text:p>51.81267</text:p>
          </table:table-cell>
          <table:table-cell office:value-type="float" office:value="216.379579" calcext:value-type="float">
            <text:p>216.379579</text:p>
          </table:table-cell>
          <table:table-cell office:value-type="float" office:value="114.234601" calcext:value-type="float">
            <text:p>114.234601</text:p>
          </table:table-cell>
          <table:table-cell office:value-type="float" office:value="124.843862" calcext:value-type="float">
            <text:p>124.843862</text:p>
          </table:table-cell>
          <table:table-cell office:value-type="float" office:value="121.636411" calcext:value-type="float">
            <text:p>121.63641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53.217467" calcext:value-type="float">
            <text:p>153.217467</text:p>
          </table:table-cell>
          <table:table-cell office:value-type="float" office:value="157.658553" calcext:value-type="float">
            <text:p>157.658553</text:p>
          </table:table-cell>
          <table:table-cell office:value-type="float" office:value="111.767331" calcext:value-type="float">
            <text:p>111.767331</text:p>
          </table:table-cell>
          <table:table-cell office:value-type="float" office:value="95.236622" calcext:value-type="float">
            <text:p>95.236622</text:p>
          </table:table-cell>
          <table:table-cell office:value-type="float" office:value="173.202354" calcext:value-type="float">
            <text:p>173.202354</text:p>
          </table:table-cell>
          <table:table-cell office:value-type="float" office:value="52.059397" calcext:value-type="float">
            <text:p>52.059397</text:p>
          </table:table-cell>
          <table:table-cell office:value-type="float" office:value="216.873033" calcext:value-type="float">
            <text:p>216.873033</text:p>
          </table:table-cell>
          <table:table-cell office:value-type="float" office:value="116.455144" calcext:value-type="float">
            <text:p>116.455144</text:p>
          </table:table-cell>
          <table:table-cell office:value-type="float" office:value="126.570951" calcext:value-type="float">
            <text:p>126.570951</text:p>
          </table:table-cell>
          <table:table-cell office:value-type="float" office:value="121.636411" calcext:value-type="float">
            <text:p>121.63641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52.724013" calcext:value-type="float">
            <text:p>152.724013</text:p>
          </table:table-cell>
          <table:table-cell office:value-type="float" office:value="156.918372" calcext:value-type="float">
            <text:p>156.918372</text:p>
          </table:table-cell>
          <table:table-cell office:value-type="float" office:value="111.767331" calcext:value-type="float">
            <text:p>111.767331</text:p>
          </table:table-cell>
          <table:table-cell office:value-type="float" office:value="94.002987" calcext:value-type="float">
            <text:p>94.002987</text:p>
          </table:table-cell>
          <table:table-cell office:value-type="float" office:value="173.202354" calcext:value-type="float">
            <text:p>173.202354</text:p>
          </table:table-cell>
          <table:table-cell office:value-type="float" office:value="51.81267" calcext:value-type="float">
            <text:p>51.81267</text:p>
          </table:table-cell>
          <table:table-cell office:value-type="float" office:value="215.886125" calcext:value-type="float">
            <text:p>215.886125</text:p>
          </table:table-cell>
          <table:table-cell office:value-type="float" office:value="115.221509" calcext:value-type="float">
            <text:p>115.221509</text:p>
          </table:table-cell>
          <table:table-cell office:value-type="float" office:value="124.103681" calcext:value-type="float">
            <text:p>124.103681</text:p>
          </table:table-cell>
          <table:table-cell office:value-type="float" office:value="120.402776" calcext:value-type="float">
            <text:p>120.40277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53.217467" calcext:value-type="float">
            <text:p>153.217467</text:p>
          </table:table-cell>
          <table:table-cell office:value-type="float" office:value="157.411826" calcext:value-type="float">
            <text:p>157.411826</text:p>
          </table:table-cell>
          <table:table-cell office:value-type="float" office:value="112.260785" calcext:value-type="float">
            <text:p>112.260785</text:p>
          </table:table-cell>
          <table:table-cell office:value-type="float" office:value="94.249714" calcext:value-type="float">
            <text:p>94.249714</text:p>
          </table:table-cell>
          <table:table-cell office:value-type="float" office:value="174.189262" calcext:value-type="float">
            <text:p>174.189262</text:p>
          </table:table-cell>
          <table:table-cell office:value-type="float" office:value="52.306124" calcext:value-type="float">
            <text:p>52.306124</text:p>
          </table:table-cell>
          <table:table-cell office:value-type="float" office:value="217.11976" calcext:value-type="float">
            <text:p>217.11976</text:p>
          </table:table-cell>
          <table:table-cell office:value-type="float" office:value="113.987874" calcext:value-type="float">
            <text:p>113.987874</text:p>
          </table:table-cell>
          <table:table-cell office:value-type="float" office:value="124.103681" calcext:value-type="float">
            <text:p>124.103681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52.724013" calcext:value-type="float">
            <text:p>152.724013</text:p>
          </table:table-cell>
          <table:table-cell office:value-type="float" office:value="157.411826" calcext:value-type="float">
            <text:p>157.411826</text:p>
          </table:table-cell>
          <table:table-cell office:value-type="float" office:value="111.02715" calcext:value-type="float">
            <text:p>111.02715</text:p>
          </table:table-cell>
          <table:table-cell office:value-type="float" office:value="93.75626" calcext:value-type="float">
            <text:p>93.75626</text:p>
          </table:table-cell>
          <table:table-cell office:value-type="float" office:value="174.189262" calcext:value-type="float">
            <text:p>174.189262</text:p>
          </table:table-cell>
          <table:table-cell office:value-type="float" office:value="51.81267" calcext:value-type="float">
            <text:p>51.81267</text:p>
          </table:table-cell>
          <table:table-cell office:value-type="float" office:value="216.132852" calcext:value-type="float">
            <text:p>216.132852</text:p>
          </table:table-cell>
          <table:table-cell office:value-type="float" office:value="113.49442" calcext:value-type="float">
            <text:p>113.49442</text:p>
          </table:table-cell>
          <table:table-cell office:value-type="float" office:value="126.077497" calcext:value-type="float">
            <text:p>126.077497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625-7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53.710921" calcext:value-type="float">
            <text:p>153.710921</text:p>
          </table:table-cell>
          <table:table-cell office:value-type="float" office:value="156.671645" calcext:value-type="float">
            <text:p>156.671645</text:p>
          </table:table-cell>
          <table:table-cell office:value-type="float" office:value="111.767331" calcext:value-type="float">
            <text:p>111.767331</text:p>
          </table:table-cell>
          <table:table-cell office:value-type="float" office:value="94.989895" calcext:value-type="float">
            <text:p>94.989895</text:p>
          </table:table-cell>
          <table:table-cell office:value-type="float" office:value="173.695808" calcext:value-type="float">
            <text:p>173.695808</text:p>
          </table:table-cell>
          <table:table-cell office:value-type="float" office:value="51.81267" calcext:value-type="float">
            <text:p>51.81267</text:p>
          </table:table-cell>
          <table:table-cell office:value-type="float" office:value="216.132852" calcext:value-type="float">
            <text:p>216.132852</text:p>
          </table:table-cell>
          <table:table-cell office:value-type="float" office:value="115.221509" calcext:value-type="float">
            <text:p>115.221509</text:p>
          </table:table-cell>
          <table:table-cell office:value-type="float" office:value="125.337316" calcext:value-type="float">
            <text:p>125.337316</text:p>
          </table:table-cell>
          <table:table-cell office:value-type="float" office:value="121.142957" calcext:value-type="float">
            <text:p>121.14295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82.084526" calcext:value-type="float">
            <text:p>182.084526</text:p>
          </table:table-cell>
          <table:table-cell office:value-type="float" office:value="164.813636" calcext:value-type="float">
            <text:p>164.813636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131886" calcext:value-type="float">
            <text:p>103.131886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8.721026" calcext:value-type="float">
            <text:p>58.721026</text:p>
          </table:table-cell>
          <table:table-cell office:value-type="float" office:value="243.272822" calcext:value-type="float">
            <text:p>243.272822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0.750197" calcext:value-type="float">
            <text:p>150.750197</text:p>
          </table:table-cell>
          <table:table-cell office:value-type="float" office:value="131.258764" calcext:value-type="float">
            <text:p>131.25876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81.837799" calcext:value-type="float">
            <text:p>181.837799</text:p>
          </table:table-cell>
          <table:table-cell office:value-type="float" office:value="164.813636" calcext:value-type="float">
            <text:p>164.813636</text:p>
          </table:table-cell>
          <table:table-cell office:value-type="float" office:value="137.180212" calcext:value-type="float">
            <text:p>137.180212</text:p>
          </table:table-cell>
          <table:table-cell office:value-type="float" office:value="102.638432" calcext:value-type="float">
            <text:p>102.638432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3.026095" calcext:value-type="float">
            <text:p>243.026095</text:p>
          </table:table-cell>
          <table:table-cell office:value-type="float" office:value="119.662595" calcext:value-type="float">
            <text:p>119.662595</text:p>
          </table:table-cell>
          <table:table-cell office:value-type="float" office:value="149.516562" calcext:value-type="float">
            <text:p>149.516562</text:p>
          </table:table-cell>
          <table:table-cell office:value-type="float" office:value="128.791494" calcext:value-type="float">
            <text:p>128.79149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84.058342" calcext:value-type="float">
            <text:p>184.058342</text:p>
          </table:table-cell>
          <table:table-cell office:value-type="float" office:value="165.30709" calcext:value-type="float">
            <text:p>165.30709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378613" calcext:value-type="float">
            <text:p>103.378613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779368" calcext:value-type="float">
            <text:p>242.779368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4.204375" calcext:value-type="float">
            <text:p>154.204375</text:p>
          </table:table-cell>
          <table:table-cell office:value-type="float" office:value="131.752218" calcext:value-type="float">
            <text:p>131.75221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82.57798" calcext:value-type="float">
            <text:p>182.57798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193304" calcext:value-type="float">
            <text:p>136.193304</text:p>
          </table:table-cell>
          <table:table-cell office:value-type="float" office:value="103.62534" calcext:value-type="float">
            <text:p>103.62534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4.204375" calcext:value-type="float">
            <text:p>154.204375</text:p>
          </table:table-cell>
          <table:table-cell office:value-type="float" office:value="127.557859" calcext:value-type="float">
            <text:p>127.557859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82.084526" calcext:value-type="float">
            <text:p>182.084526</text:p>
          </table:table-cell>
          <table:table-cell office:value-type="float" office:value="164.566909" calcext:value-type="float">
            <text:p>164.566909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131886" calcext:value-type="float">
            <text:p>103.131886</text:p>
          </table:table-cell>
          <table:table-cell office:value-type="float" office:value="198.615235" calcext:value-type="float">
            <text:p>198.615235</text:p>
          </table:table-cell>
          <table:table-cell office:value-type="float" office:value="58.227572" calcext:value-type="float">
            <text:p>58.227572</text:p>
          </table:table-cell>
          <table:table-cell office:value-type="float" office:value="243.766276" calcext:value-type="float">
            <text:p>243.766276</text:p>
          </table:table-cell>
          <table:table-cell office:value-type="float" office:value="119.909322" calcext:value-type="float">
            <text:p>119.909322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31.258764" calcext:value-type="float">
            <text:p>131.25876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83.564888" calcext:value-type="float">
            <text:p>183.564888</text:p>
          </table:table-cell>
          <table:table-cell office:value-type="float" office:value="165.800544" calcext:value-type="float">
            <text:p>165.800544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872067" calcext:value-type="float">
            <text:p>103.872067</text:p>
          </table:table-cell>
          <table:table-cell office:value-type="float" office:value="198.121781" calcext:value-type="float">
            <text:p>198.121781</text:p>
          </table:table-cell>
          <table:table-cell office:value-type="float" office:value="58.967753" calcext:value-type="float">
            <text:p>58.967753</text:p>
          </table:table-cell>
          <table:table-cell office:value-type="float" office:value="243.272822" calcext:value-type="float">
            <text:p>243.272822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3.217467" calcext:value-type="float">
            <text:p>153.217467</text:p>
          </table:table-cell>
          <table:table-cell office:value-type="float" office:value="120.402776" calcext:value-type="float">
            <text:p>120.40277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81.591072" calcext:value-type="float">
            <text:p>181.591072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193304" calcext:value-type="float">
            <text:p>136.193304</text:p>
          </table:table-cell>
          <table:table-cell office:value-type="float" office:value="103.378613" calcext:value-type="float">
            <text:p>103.378613</text:p>
          </table:table-cell>
          <table:table-cell office:value-type="float" office:value="197.134873" calcext:value-type="float">
            <text:p>197.134873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0.750197" calcext:value-type="float">
            <text:p>150.750197</text:p>
          </table:table-cell>
          <table:table-cell office:value-type="float" office:value="129.778402" calcext:value-type="float">
            <text:p>129.77840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83.071434" calcext:value-type="float">
            <text:p>183.071434</text:p>
          </table:table-cell>
          <table:table-cell office:value-type="float" office:value="164.566909" calcext:value-type="float">
            <text:p>164.566909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872067" calcext:value-type="float">
            <text:p>103.872067</text:p>
          </table:table-cell>
          <table:table-cell office:value-type="float" office:value="198.121781" calcext:value-type="float">
            <text:p>198.121781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3.519549" calcext:value-type="float">
            <text:p>243.519549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31.258764" calcext:value-type="float">
            <text:p>131.25876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82.331253" calcext:value-type="float">
            <text:p>182.331253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440031" calcext:value-type="float">
            <text:p>136.440031</text:p>
          </table:table-cell>
          <table:table-cell office:value-type="float" office:value="102.885159" calcext:value-type="float">
            <text:p>102.885159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721026" calcext:value-type="float">
            <text:p>58.721026</text:p>
          </table:table-cell>
          <table:table-cell office:value-type="float" office:value="242.779368" calcext:value-type="float">
            <text:p>242.779368</text:p>
          </table:table-cell>
          <table:table-cell office:value-type="float" office:value="119.662595" calcext:value-type="float">
            <text:p>119.662595</text:p>
          </table:table-cell>
          <table:table-cell office:value-type="float" office:value="150.750197" calcext:value-type="float">
            <text:p>150.750197</text:p>
          </table:table-cell>
          <table:table-cell office:value-type="float" office:value="129.284948" calcext:value-type="float">
            <text:p>129.28494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2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82.331253" calcext:value-type="float">
            <text:p>182.331253</text:p>
          </table:table-cell>
          <table:table-cell office:value-type="float" office:value="164.813636" calcext:value-type="float">
            <text:p>164.813636</text:p>
          </table:table-cell>
          <table:table-cell office:value-type="float" office:value="136.440031" calcext:value-type="float">
            <text:p>136.440031</text:p>
          </table:table-cell>
          <table:table-cell office:value-type="float" office:value="101.651524" calcext:value-type="float">
            <text:p>101.651524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227572" calcext:value-type="float">
            <text:p>58.227572</text:p>
          </table:table-cell>
          <table:table-cell office:value-type="float" office:value="242.532641" calcext:value-type="float">
            <text:p>242.532641</text:p>
          </table:table-cell>
          <table:table-cell office:value-type="float" office:value="117.935506" calcext:value-type="float">
            <text:p>117.935506</text:p>
          </table:table-cell>
          <table:table-cell office:value-type="float" office:value="152.724013" calcext:value-type="float">
            <text:p>152.724013</text:p>
          </table:table-cell>
          <table:table-cell office:value-type="float" office:value="130.76531" calcext:value-type="float">
            <text:p>130.7653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82.57798" calcext:value-type="float">
            <text:p>182.57798</text:p>
          </table:table-cell>
          <table:table-cell office:value-type="float" office:value="164.566909" calcext:value-type="float">
            <text:p>164.566909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62534" calcext:value-type="float">
            <text:p>103.62534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43.272822" calcext:value-type="float">
            <text:p>243.272822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150.750197" calcext:value-type="float">
            <text:p>150.750197</text:p>
          </table:table-cell>
          <table:table-cell office:value-type="float" office:value="129.531675" calcext:value-type="float">
            <text:p>129.531675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81.591072" calcext:value-type="float">
            <text:p>181.591072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7.180212" calcext:value-type="float">
            <text:p>137.180212</text:p>
          </table:table-cell>
          <table:table-cell office:value-type="float" office:value="102.885159" calcext:value-type="float">
            <text:p>102.885159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43.272822" calcext:value-type="float">
            <text:p>243.272822</text:p>
          </table:table-cell>
          <table:table-cell office:value-type="float" office:value="118.922414" calcext:value-type="float">
            <text:p>118.922414</text:p>
          </table:table-cell>
          <table:table-cell office:value-type="float" office:value="150.010016" calcext:value-type="float">
            <text:p>150.010016</text:p>
          </table:table-cell>
          <table:table-cell office:value-type="float" office:value="128.791494" calcext:value-type="float">
            <text:p>128.79149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82.331253" calcext:value-type="float">
            <text:p>182.331253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440031" calcext:value-type="float">
            <text:p>136.440031</text:p>
          </table:table-cell>
          <table:table-cell office:value-type="float" office:value="103.62534" calcext:value-type="float">
            <text:p>103.62534</text:p>
          </table:table-cell>
          <table:table-cell office:value-type="float" office:value="197.3816" calcext:value-type="float">
            <text:p>197.3816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3.026095" calcext:value-type="float">
            <text:p>243.026095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154.451102" calcext:value-type="float">
            <text:p>154.451102</text:p>
          </table:table-cell>
          <table:table-cell office:value-type="float" office:value="131.258764" calcext:value-type="float">
            <text:p>131.25876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82.57798" calcext:value-type="float">
            <text:p>182.57798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193304" calcext:value-type="float">
            <text:p>136.193304</text:p>
          </table:table-cell>
          <table:table-cell office:value-type="float" office:value="103.62534" calcext:value-type="float">
            <text:p>103.62534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9.662595" calcext:value-type="float">
            <text:p>119.662595</text:p>
          </table:table-cell>
          <table:table-cell office:value-type="float" office:value="153.957648" calcext:value-type="float">
            <text:p>153.957648</text:p>
          </table:table-cell>
          <table:table-cell office:value-type="float" office:value="127.311132" calcext:value-type="float">
            <text:p>127.31113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81.837799" calcext:value-type="float">
            <text:p>181.837799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3.131886" calcext:value-type="float">
            <text:p>103.131886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7.980845" calcext:value-type="float">
            <text:p>57.980845</text:p>
          </table:table-cell>
          <table:table-cell office:value-type="float" office:value="243.766276" calcext:value-type="float">
            <text:p>243.766276</text:p>
          </table:table-cell>
          <table:table-cell office:value-type="float" office:value="118.675687" calcext:value-type="float">
            <text:p>118.675687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30.025129" calcext:value-type="float">
            <text:p>130.025129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82.57798" calcext:value-type="float">
            <text:p>182.57798</text:p>
          </table:table-cell>
          <table:table-cell office:value-type="float" office:value="165.553817" calcext:value-type="float">
            <text:p>165.553817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4.118794" calcext:value-type="float">
            <text:p>104.118794</text:p>
          </table:table-cell>
          <table:table-cell office:value-type="float" office:value="198.121781" calcext:value-type="float">
            <text:p>198.121781</text:p>
          </table:table-cell>
          <table:table-cell office:value-type="float" office:value="58.967753" calcext:value-type="float">
            <text:p>58.967753</text:p>
          </table:table-cell>
          <table:table-cell office:value-type="float" office:value="243.272822" calcext:value-type="float">
            <text:p>243.272822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152.477286" calcext:value-type="float">
            <text:p>152.477286</text:p>
          </table:table-cell>
          <table:table-cell office:value-type="float" office:value="119.169141" calcext:value-type="float">
            <text:p>119.16914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81.837799" calcext:value-type="float">
            <text:p>181.837799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5.946577" calcext:value-type="float">
            <text:p>135.946577</text:p>
          </table:table-cell>
          <table:table-cell office:value-type="float" office:value="104.365521" calcext:value-type="float">
            <text:p>104.365521</text:p>
          </table:table-cell>
          <table:table-cell office:value-type="float" office:value="197.134873" calcext:value-type="float">
            <text:p>197.134873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1.490378" calcext:value-type="float">
            <text:p>151.490378</text:p>
          </table:table-cell>
          <table:table-cell office:value-type="float" office:value="130.518583" calcext:value-type="float">
            <text:p>130.51858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83.318161" calcext:value-type="float">
            <text:p>183.318161</text:p>
          </table:table-cell>
          <table:table-cell office:value-type="float" office:value="164.566909" calcext:value-type="float">
            <text:p>164.566909</text:p>
          </table:table-cell>
          <table:table-cell office:value-type="float" office:value="136.933485" calcext:value-type="float">
            <text:p>136.933485</text:p>
          </table:table-cell>
          <table:table-cell office:value-type="float" office:value="104.118794" calcext:value-type="float">
            <text:p>104.118794</text:p>
          </table:table-cell>
          <table:table-cell office:value-type="float" office:value="198.368508" calcext:value-type="float">
            <text:p>198.368508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3.519549" calcext:value-type="float">
            <text:p>243.519549</text:p>
          </table:table-cell>
          <table:table-cell office:value-type="float" office:value="119.415868" calcext:value-type="float">
            <text:p>119.415868</text:p>
          </table:table-cell>
          <table:table-cell office:value-type="float" office:value="151.490378" calcext:value-type="float">
            <text:p>151.490378</text:p>
          </table:table-cell>
          <table:table-cell office:value-type="float" office:value="127.557859" calcext:value-type="float">
            <text:p>127.557859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81.837799" calcext:value-type="float">
            <text:p>181.837799</text:p>
          </table:table-cell>
          <table:table-cell office:value-type="float" office:value="165.060363" calcext:value-type="float">
            <text:p>165.060363</text:p>
          </table:table-cell>
          <table:table-cell office:value-type="float" office:value="136.193304" calcext:value-type="float">
            <text:p>136.193304</text:p>
          </table:table-cell>
          <table:table-cell office:value-type="float" office:value="103.62534" calcext:value-type="float">
            <text:p>103.62534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8.721026" calcext:value-type="float">
            <text:p>58.721026</text:p>
          </table:table-cell>
          <table:table-cell office:value-type="float" office:value="242.532641" calcext:value-type="float">
            <text:p>242.532641</text:p>
          </table:table-cell>
          <table:table-cell office:value-type="float" office:value="119.662595" calcext:value-type="float">
            <text:p>119.662595</text:p>
          </table:table-cell>
          <table:table-cell office:value-type="float" office:value="150.50347" calcext:value-type="float">
            <text:p>150.50347</text:p>
          </table:table-cell>
          <table:table-cell office:value-type="float" office:value="129.038221" calcext:value-type="float">
            <text:p>129.03822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731-3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82.824707" calcext:value-type="float">
            <text:p>182.824707</text:p>
          </table:table-cell>
          <table:table-cell office:value-type="float" office:value="164.566909" calcext:value-type="float">
            <text:p>164.566909</text:p>
          </table:table-cell>
          <table:table-cell office:value-type="float" office:value="136.686758" calcext:value-type="float">
            <text:p>136.686758</text:p>
          </table:table-cell>
          <table:table-cell office:value-type="float" office:value="102.391705" calcext:value-type="float">
            <text:p>102.391705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8.474299" calcext:value-type="float">
            <text:p>58.474299</text:p>
          </table:table-cell>
          <table:table-cell office:value-type="float" office:value="242.779368" calcext:value-type="float">
            <text:p>242.779368</text:p>
          </table:table-cell>
          <table:table-cell office:value-type="float" office:value="118.182233" calcext:value-type="float">
            <text:p>118.182233</text:p>
          </table:table-cell>
          <table:table-cell office:value-type="float" office:value="151.983832" calcext:value-type="float">
            <text:p>151.983832</text:p>
          </table:table-cell>
          <table:table-cell office:value-type="float" office:value="130.271856" calcext:value-type="float">
            <text:p>130.27185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67.280906" calcext:value-type="float">
            <text:p>167.280906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06.339337" calcext:value-type="float">
            <text:p>106.339337</text:p>
          </table:table-cell>
          <table:table-cell office:value-type="float" office:value="178.630348" calcext:value-type="float">
            <text:p>178.630348</text:p>
          </table:table-cell>
          <table:table-cell office:value-type="float" office:value="61.188296" calcext:value-type="float">
            <text:p>61.188296</text:p>
          </table:table-cell>
          <table:table-cell office:value-type="float" office:value="224.274843" calcext:value-type="float">
            <text:p>224.274843</text:p>
          </table:table-cell>
          <table:table-cell office:value-type="float" office:value="122.623319" calcext:value-type="float">
            <text:p>122.623319</text:p>
          </table:table-cell>
          <table:table-cell office:value-type="float" office:value="131.752218" calcext:value-type="float">
            <text:p>131.752218</text:p>
          </table:table-cell>
          <table:table-cell office:value-type="float" office:value="133.972761" calcext:value-type="float">
            <text:p>133.97276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66.787452" calcext:value-type="float">
            <text:p>166.787452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04.365521" calcext:value-type="float">
            <text:p>104.365521</text:p>
          </table:table-cell>
          <table:table-cell office:value-type="float" office:value="178.630348" calcext:value-type="float">
            <text:p>178.630348</text:p>
          </table:table-cell>
          <table:table-cell office:value-type="float" office:value="60.694842" calcext:value-type="float">
            <text:p>60.694842</text:p>
          </table:table-cell>
          <table:table-cell office:value-type="float" office:value="224.274843" calcext:value-type="float">
            <text:p>224.274843</text:p>
          </table:table-cell>
          <table:table-cell office:value-type="float" office:value="122.129865" calcext:value-type="float">
            <text:p>122.129865</text:p>
          </table:table-cell>
          <table:table-cell office:value-type="float" office:value="133.726034" calcext:value-type="float">
            <text:p>133.726034</text:p>
          </table:table-cell>
          <table:table-cell office:value-type="float" office:value="132.739126" calcext:value-type="float">
            <text:p>132.73912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60.619277" calcext:value-type="float">
            <text:p>160.619277</text:p>
          </table:table-cell>
          <table:table-cell office:value-type="float" office:value="167.77436" calcext:value-type="float">
            <text:p>167.77436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06.339337" calcext:value-type="float">
            <text:p>106.339337</text:p>
          </table:table-cell>
          <table:table-cell office:value-type="float" office:value="179.617256" calcext:value-type="float">
            <text:p>179.617256</text:p>
          </table:table-cell>
          <table:table-cell office:value-type="float" office:value="61.68175" calcext:value-type="float">
            <text:p>61.68175</text:p>
          </table:table-cell>
          <table:table-cell office:value-type="float" office:value="224.768297" calcext:value-type="float">
            <text:p>224.768297</text:p>
          </table:table-cell>
          <table:table-cell office:value-type="float" office:value="122.623319" calcext:value-type="float">
            <text:p>122.623319</text:p>
          </table:table-cell>
          <table:table-cell office:value-type="float" office:value="130.025129" calcext:value-type="float">
            <text:p>130.025129</text:p>
          </table:table-cell>
          <table:table-cell office:value-type="float" office:value="131.998945" calcext:value-type="float">
            <text:p>131.998945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64.073455" calcext:value-type="float">
            <text:p>164.073455</text:p>
          </table:table-cell>
          <table:table-cell office:value-type="float" office:value="167.527633" calcext:value-type="float">
            <text:p>167.527633</text:p>
          </table:table-cell>
          <table:table-cell office:value-type="float" office:value="117.935506" calcext:value-type="float">
            <text:p>117.935506</text:p>
          </table:table-cell>
          <table:table-cell office:value-type="float" office:value="105.599156" calcext:value-type="float">
            <text:p>105.599156</text:p>
          </table:table-cell>
          <table:table-cell office:value-type="float" office:value="179.370529" calcext:value-type="float">
            <text:p>179.370529</text:p>
          </table:table-cell>
          <table:table-cell office:value-type="float" office:value="60.941569" calcext:value-type="float">
            <text:p>60.941569</text:p>
          </table:table-cell>
          <table:table-cell office:value-type="float" office:value="224.52157" calcext:value-type="float">
            <text:p>224.52157</text:p>
          </table:table-cell>
          <table:table-cell office:value-type="float" office:value="122.129865" calcext:value-type="float">
            <text:p>122.129865</text:p>
          </table:table-cell>
          <table:table-cell office:value-type="float" office:value="134.466215" calcext:value-type="float">
            <text:p>134.466215</text:p>
          </table:table-cell>
          <table:table-cell office:value-type="float" office:value="130.76531" calcext:value-type="float">
            <text:p>130.76531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62.83982" calcext:value-type="float">
            <text:p>162.83982</text:p>
          </table:table-cell>
          <table:table-cell office:value-type="float" office:value="167.280906" calcext:value-type="float">
            <text:p>167.280906</text:p>
          </table:table-cell>
          <table:table-cell office:value-type="float" office:value="117.935506" calcext:value-type="float">
            <text:p>117.935506</text:p>
          </table:table-cell>
          <table:table-cell office:value-type="float" office:value="104.858975" calcext:value-type="float">
            <text:p>104.858975</text:p>
          </table:table-cell>
          <table:table-cell office:value-type="float" office:value="179.123802" calcext:value-type="float">
            <text:p>179.123802</text:p>
          </table:table-cell>
          <table:table-cell office:value-type="float" office:value="60.448115" calcext:value-type="float">
            <text:p>60.448115</text:p>
          </table:table-cell>
          <table:table-cell office:value-type="float" office:value="224.52157" calcext:value-type="float">
            <text:p>224.52157</text:p>
          </table:table-cell>
          <table:table-cell office:value-type="float" office:value="123.116773" calcext:value-type="float">
            <text:p>123.116773</text:p>
          </table:table-cell>
          <table:table-cell office:value-type="float" office:value="133.726034" calcext:value-type="float">
            <text:p>133.726034</text:p>
          </table:table-cell>
          <table:table-cell office:value-type="float" office:value="133.23258" calcext:value-type="float">
            <text:p>133.2325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67.77436" calcext:value-type="float">
            <text:p>167.77436</text:p>
          </table:table-cell>
          <table:table-cell office:value-type="float" office:value="118.182233" calcext:value-type="float">
            <text:p>118.182233</text:p>
          </table:table-cell>
          <table:table-cell office:value-type="float" office:value="105.599156" calcext:value-type="float">
            <text:p>105.599156</text:p>
          </table:table-cell>
          <table:table-cell office:value-type="float" office:value="179.370529" calcext:value-type="float">
            <text:p>179.370529</text:p>
          </table:table-cell>
          <table:table-cell office:value-type="float" office:value="60.941569" calcext:value-type="float">
            <text:p>60.941569</text:p>
          </table:table-cell>
          <table:table-cell office:value-type="float" office:value="224.768297" calcext:value-type="float">
            <text:p>224.768297</text:p>
          </table:table-cell>
          <table:table-cell office:value-type="float" office:value="123.116773" calcext:value-type="float">
            <text:p>123.116773</text:p>
          </table:table-cell>
          <table:table-cell office:value-type="float" office:value="133.23258" calcext:value-type="float">
            <text:p>133.23258</text:p>
          </table:table-cell>
          <table:table-cell office:value-type="float" office:value="131.258764" calcext:value-type="float">
            <text:p>131.25876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62.593093" calcext:value-type="float">
            <text:p>162.593093</text:p>
          </table:table-cell>
          <table:table-cell office:value-type="float" office:value="167.034179" calcext:value-type="float">
            <text:p>167.034179</text:p>
          </table:table-cell>
          <table:table-cell office:value-type="float" office:value="118.182233" calcext:value-type="float">
            <text:p>118.182233</text:p>
          </table:table-cell>
          <table:table-cell office:value-type="float" office:value="105.599156" calcext:value-type="float">
            <text:p>105.599156</text:p>
          </table:table-cell>
          <table:table-cell office:value-type="float" office:value="179.617256" calcext:value-type="float">
            <text:p>179.617256</text:p>
          </table:table-cell>
          <table:table-cell office:value-type="float" office:value="61.435023" calcext:value-type="float">
            <text:p>61.435023</text:p>
          </table:table-cell>
          <table:table-cell office:value-type="float" office:value="224.768297" calcext:value-type="float">
            <text:p>224.768297</text:p>
          </table:table-cell>
          <table:table-cell office:value-type="float" office:value="120.89623" calcext:value-type="float">
            <text:p>120.89623</text:p>
          </table:table-cell>
          <table:table-cell office:value-type="float" office:value="134.219488" calcext:value-type="float">
            <text:p>134.219488</text:p>
          </table:table-cell>
          <table:table-cell office:value-type="float" office:value="132.739126" calcext:value-type="float">
            <text:p>132.73912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62.83982" calcext:value-type="float">
            <text:p>162.83982</text:p>
          </table:table-cell>
          <table:table-cell office:value-type="float" office:value="167.280906" calcext:value-type="float">
            <text:p>167.280906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04.858975" calcext:value-type="float">
            <text:p>104.858975</text:p>
          </table:table-cell>
          <table:table-cell office:value-type="float" office:value="179.123802" calcext:value-type="float">
            <text:p>179.123802</text:p>
          </table:table-cell>
          <table:table-cell office:value-type="float" office:value="61.188296" calcext:value-type="float">
            <text:p>61.188296</text:p>
          </table:table-cell>
          <table:table-cell office:value-type="float" office:value="224.028116" calcext:value-type="float">
            <text:p>224.028116</text:p>
          </table:table-cell>
          <table:table-cell office:value-type="float" office:value="122.376592" calcext:value-type="float">
            <text:p>122.376592</text:p>
          </table:table-cell>
          <table:table-cell office:value-type="float" office:value="132.492399" calcext:value-type="float">
            <text:p>132.492399</text:p>
          </table:table-cell>
          <table:table-cell office:value-type="float" office:value="130.518583" calcext:value-type="float">
            <text:p>130.51858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04-2</text:p>
          </table:table-cell>
          <table:table-cell office:value-type="string" calcext:value-type="string">
            <text:p>summer</text:p>
          </table:table-cell>
          <table:table-cell office:value-type="float" office:value="10" calcext:value-type="float">
            <text:p>10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67.034179" calcext:value-type="float">
            <text:p>167.034179</text:p>
          </table:table-cell>
          <table:table-cell office:value-type="float" office:value="118.182233" calcext:value-type="float">
            <text:p>118.182233</text:p>
          </table:table-cell>
          <table:table-cell office:value-type="float" office:value="104.858975" calcext:value-type="float">
            <text:p>104.858975</text:p>
          </table:table-cell>
          <table:table-cell office:value-type="float" office:value="179.863983" calcext:value-type="float">
            <text:p>179.863983</text:p>
          </table:table-cell>
          <table:table-cell office:value-type="float" office:value="60.941569" calcext:value-type="float">
            <text:p>60.941569</text:p>
          </table:table-cell>
          <table:table-cell office:value-type="float" office:value="224.768297" calcext:value-type="float">
            <text:p>224.768297</text:p>
          </table:table-cell>
          <table:table-cell office:value-type="float" office:value="122.870046" calcext:value-type="float">
            <text:p>122.870046</text:p>
          </table:table-cell>
          <table:table-cell office:value-type="float" office:value="134.959669" calcext:value-type="float">
            <text:p>134.959669</text:p>
          </table:table-cell>
          <table:table-cell office:value-type="float" office:value="132.245672" calcext:value-type="float">
            <text:p>132.245672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180.604164" calcext:value-type="float">
            <text:p>180.604164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99.924435" calcext:value-type="float">
            <text:p>99.924435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513575" calcext:value-type="float">
            <text:p>55.513575</text:p>
          </table:table-cell>
          <table:table-cell office:value-type="float" office:value="242.039187" calcext:value-type="float">
            <text:p>242.039187</text:p>
          </table:table-cell>
          <table:table-cell office:value-type="float" office:value="117.195325" calcext:value-type="float">
            <text:p>117.195325</text:p>
          </table:table-cell>
          <table:table-cell office:value-type="float" office:value="151.983832" calcext:value-type="float">
            <text:p>151.983832</text:p>
          </table:table-cell>
          <table:table-cell office:value-type="float" office:value="127.064405" calcext:value-type="float">
            <text:p>127.064405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float" office:value="181.097618" calcext:value-type="float">
            <text:p>181.097618</text:p>
          </table:table-cell>
          <table:table-cell office:value-type="float" office:value="161.112731" calcext:value-type="float">
            <text:p>161.112731</text:p>
          </table:table-cell>
          <table:table-cell office:value-type="float" office:value="135.453123" calcext:value-type="float">
            <text:p>135.453123</text:p>
          </table:table-cell>
          <table:table-cell office:value-type="float" office:value="99.184254" calcext:value-type="float">
            <text:p>99.184254</text:p>
          </table:table-cell>
          <table:table-cell office:value-type="float" office:value="197.875054" calcext:value-type="float">
            <text:p>197.875054</text:p>
          </table:table-cell>
          <table:table-cell office:value-type="float" office:value="54.526667" calcext:value-type="float">
            <text:p>54.526667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6.701871" calcext:value-type="float">
            <text:p>116.701871</text:p>
          </table:table-cell>
          <table:table-cell office:value-type="float" office:value="151.737105" calcext:value-type="float">
            <text:p>151.737105</text:p>
          </table:table-cell>
          <table:table-cell office:value-type="float" office:value="126.324224" calcext:value-type="float">
            <text:p>126.324224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79.863983" calcext:value-type="float">
            <text:p>179.863983</text:p>
          </table:table-cell>
          <table:table-cell office:value-type="float" office:value="161.359458" calcext:value-type="float">
            <text:p>161.359458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100.171162" calcext:value-type="float">
            <text:p>100.171162</text:p>
          </table:table-cell>
          <table:table-cell office:value-type="float" office:value="198.121781" calcext:value-type="float">
            <text:p>198.121781</text:p>
          </table:table-cell>
          <table:table-cell office:value-type="float" office:value="55.760302" calcext:value-type="float">
            <text:p>55.760302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6.701871" calcext:value-type="float">
            <text:p>116.701871</text:p>
          </table:table-cell>
          <table:table-cell office:value-type="float" office:value="151.737105" calcext:value-type="float">
            <text:p>151.737105</text:p>
          </table:table-cell>
          <table:table-cell office:value-type="float" office:value="126.817678" calcext:value-type="float">
            <text:p>126.817678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4" calcext:value-type="float">
            <text:p>4</text:p>
          </table:table-cell>
          <table:table-cell office:value-type="float" office:value="179.370529" calcext:value-type="float">
            <text:p>179.370529</text:p>
          </table:table-cell>
          <table:table-cell office:value-type="float" office:value="161.112731" calcext:value-type="float">
            <text:p>161.112731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98.937527" calcext:value-type="float">
            <text:p>98.937527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266848" calcext:value-type="float">
            <text:p>55.266848</text:p>
          </table:table-cell>
          <table:table-cell office:value-type="float" office:value="241.79246" calcext:value-type="float">
            <text:p>241.79246</text:p>
          </table:table-cell>
          <table:table-cell office:value-type="float" office:value="116.701871" calcext:value-type="float">
            <text:p>116.701871</text:p>
          </table:table-cell>
          <table:table-cell office:value-type="float" office:value="149.763289" calcext:value-type="float">
            <text:p>149.763289</text:p>
          </table:table-cell>
          <table:table-cell office:value-type="float" office:value="125.83077" calcext:value-type="float">
            <text:p>125.83077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5" calcext:value-type="float">
            <text:p>5</text:p>
          </table:table-cell>
          <table:table-cell office:value-type="float" office:value="180.11071" calcext:value-type="float">
            <text:p>180.11071</text:p>
          </table:table-cell>
          <table:table-cell office:value-type="float" office:value="161.112731" calcext:value-type="float">
            <text:p>161.112731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98.937527" calcext:value-type="float">
            <text:p>98.937527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020121" calcext:value-type="float">
            <text:p>55.020121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6.208417" calcext:value-type="float">
            <text:p>116.208417</text:p>
          </table:table-cell>
          <table:table-cell office:value-type="float" office:value="150.750197" calcext:value-type="float">
            <text:p>150.750197</text:p>
          </table:table-cell>
          <table:table-cell office:value-type="float" office:value="125.337316" calcext:value-type="float">
            <text:p>125.33731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6" calcext:value-type="float">
            <text:p>6</text:p>
          </table:table-cell>
          <table:table-cell office:value-type="float" office:value="180.11071" calcext:value-type="float">
            <text:p>180.11071</text:p>
          </table:table-cell>
          <table:table-cell office:value-type="float" office:value="162.346366" calcext:value-type="float">
            <text:p>162.346366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100.171162" calcext:value-type="float">
            <text:p>100.171162</text:p>
          </table:table-cell>
          <table:table-cell office:value-type="float" office:value="198.121781" calcext:value-type="float">
            <text:p>198.121781</text:p>
          </table:table-cell>
          <table:table-cell office:value-type="float" office:value="55.760302" calcext:value-type="float">
            <text:p>55.760302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50.50347" calcext:value-type="float">
            <text:p>150.50347</text:p>
          </table:table-cell>
          <table:table-cell office:value-type="float" office:value="125.337316" calcext:value-type="float">
            <text:p>125.33731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7" calcext:value-type="float">
            <text:p>7</text:p>
          </table:table-cell>
          <table:table-cell office:value-type="float" office:value="180.11071" calcext:value-type="float">
            <text:p>180.11071</text:p>
          </table:table-cell>
          <table:table-cell office:value-type="float" office:value="161.852912" calcext:value-type="float">
            <text:p>161.852912</text:p>
          </table:table-cell>
          <table:table-cell office:value-type="float" office:value="134.959669" calcext:value-type="float">
            <text:p>134.959669</text:p>
          </table:table-cell>
          <table:table-cell office:value-type="float" office:value="100.171162" calcext:value-type="float">
            <text:p>100.171162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760302" calcext:value-type="float">
            <text:p>55.760302</text:p>
          </table:table-cell>
          <table:table-cell office:value-type="float" office:value="241.299006" calcext:value-type="float">
            <text:p>241.299006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50.50347" calcext:value-type="float">
            <text:p>150.50347</text:p>
          </table:table-cell>
          <table:table-cell office:value-type="float" office:value="125.337316" calcext:value-type="float">
            <text:p>125.337316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8" calcext:value-type="float">
            <text:p>8</text:p>
          </table:table-cell>
          <table:table-cell office:value-type="float" office:value="180.850891" calcext:value-type="float">
            <text:p>180.850891</text:p>
          </table:table-cell>
          <table:table-cell office:value-type="float" office:value="162.099639" calcext:value-type="float">
            <text:p>162.099639</text:p>
          </table:table-cell>
          <table:table-cell office:value-type="float" office:value="136.193304" calcext:value-type="float">
            <text:p>136.193304</text:p>
          </table:table-cell>
          <table:table-cell office:value-type="float" office:value="99.184254" calcext:value-type="float">
            <text:p>99.184254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266848" calcext:value-type="float">
            <text:p>55.266848</text:p>
          </table:table-cell>
          <table:table-cell office:value-type="float" office:value="242.285914" calcext:value-type="float">
            <text:p>242.285914</text:p>
          </table:table-cell>
          <table:table-cell office:value-type="float" office:value="117.688779" calcext:value-type="float">
            <text:p>117.688779</text:p>
          </table:table-cell>
          <table:table-cell office:value-type="float" office:value="151.737105" calcext:value-type="float">
            <text:p>151.737105</text:p>
          </table:table-cell>
          <table:table-cell office:value-type="float" office:value="125.584043" calcext:value-type="float">
            <text:p>125.584043</text:p>
          </table:table-cell>
          <table:table-cell office:value-type="float" office:value="0.246727" calcext:value-type="float">
            <text:p>0.246727</text:p>
          </table:table-cell>
        </table:table-row>
        <table:table-row table:style-name="ro1">
          <table:table-cell office:value-type="string" calcext:value-type="string">
            <text:p>20200810-2</text:p>
          </table:table-cell>
          <table:table-cell office:value-type="string" calcext:value-type="string">
            <text:p>summer</text:p>
          </table:table-cell>
          <table:table-cell office:value-type="float" office:value="9" calcext:value-type="float">
            <text:p>9</text:p>
          </table:table-cell>
          <table:table-cell office:value-type="float" office:value="180.850891" calcext:value-type="float">
            <text:p>180.850891</text:p>
          </table:table-cell>
          <table:table-cell office:value-type="float" office:value="161.359458" calcext:value-type="float">
            <text:p>161.359458</text:p>
          </table:table-cell>
          <table:table-cell office:value-type="float" office:value="135.69985" calcext:value-type="float">
            <text:p>135.69985</text:p>
          </table:table-cell>
          <table:table-cell office:value-type="float" office:value="99.430981" calcext:value-type="float">
            <text:p>99.430981</text:p>
          </table:table-cell>
          <table:table-cell office:value-type="float" office:value="197.628327" calcext:value-type="float">
            <text:p>197.628327</text:p>
          </table:table-cell>
          <table:table-cell office:value-type="float" office:value="55.020121" calcext:value-type="float">
            <text:p>55.020121</text:p>
          </table:table-cell>
          <table:table-cell office:value-type="float" office:value="241.79246" calcext:value-type="float">
            <text:p>241.79246</text:p>
          </table:table-cell>
          <table:table-cell office:value-type="float" office:value="117.195325" calcext:value-type="float">
            <text:p>117.195325</text:p>
          </table:table-cell>
          <table:table-cell office:value-type="float" office:value="150.256743" calcext:value-type="float">
            <text:p>150.256743</text:p>
          </table:table-cell>
          <table:table-cell office:value-type="float" office:value="124.843862" calcext:value-type="float">
            <text:p>124.843862</text:p>
          </table:table-cell>
          <table:table-cell office:value-type="float" office:value="0.246727" calcext:value-type="float">
            <text:p>0.246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8T11:55:17.935315534</dc:date>
    <meta:editing-duration>PT3M52S</meta:editing-duration>
    <meta:editing-cycles>1</meta:editing-cycles>
    <meta:document-statistic meta:table-count="1" meta:cell-count="3738" meta:object-count="0"/>
    <meta:generator>LibreOffice/6.4.7.2$Linux_X86_64 LibreOffice_project/40$Build-2</meta:generator>
  </office:meta>
</office:document-meta>
</file>